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49cm" fo:border-left="0.5pt solid #000000" fo:border-right="none" fo:border-top="0.5pt solid #000000" fo:border-bottom="0.5pt solid #000000" style:writing-mode="page"/>
    </style:style>
    <style:style style:name="Table1.B1" style:family="table-cell">
      <style:table-cell-properties fo:padding="0.049cm" fo:border="0.5pt solid #000000" style:writing-mode="page"/>
    </style:style>
    <style:style style:name="Table1.A2" style:family="table-cell">
      <style:table-cell-properties fo:padding="0.049cm" fo:border-left="0.5pt solid #000000" fo:border-right="none" fo:border-top="none" fo:border-bottom="0.5pt solid #000000" style:writing-mode="page"/>
    </style:style>
    <style:style style:name="Table1.B2" style:family="table-cell">
      <style:table-cell-properties fo:padding="0.049cm" fo:border-left="0.5pt solid #000000" fo:border-right="0.5pt solid #000000" fo:border-top="none" fo:border-bottom="0.5pt solid #000000" style:writing-mode="page"/>
    </style:style>
    <style:style style:name="Table3" style:family="table">
      <style:table-properties style:width="17.799cm" fo:margin-left="0cm" table:align="left"/>
    </style:style>
    <style:style style:name="Table3.A" style:family="table-column">
      <style:table-column-properties style:column-width="5.002cm"/>
    </style:style>
    <style:style style:name="Table3.B" style:family="table-column">
      <style:table-column-properties style:column-width="5.389cm"/>
    </style:style>
    <style:style style:name="Table3.C" style:family="table-column">
      <style:table-column-properties style:column-width="7.408cm"/>
    </style:style>
    <style:style style:name="Table3.A1" style:family="table-cell">
      <style:table-cell-properties fo:padding="0.049cm" fo:border-left="0.5pt solid #000000" fo:border-right="none" fo:border-top="0.5pt solid #000000" fo:border-bottom="0.5pt solid #000000" style:writing-mode="page"/>
    </style:style>
    <style:style style:name="Table3.C1" style:family="table-cell">
      <style:table-cell-properties fo:padding="0.049cm" fo:border="0.5pt solid #000000" style:writing-mode="page"/>
    </style:style>
    <style:style style:name="Table3.A2" style:family="table-cell">
      <style:table-cell-properties fo:padding="0.049cm" fo:border-left="0.5pt solid #000000" fo:border-right="none" fo:border-top="none" fo:border-bottom="0.5pt solid #000000" style:writing-mode="page"/>
    </style:style>
    <style:style style:name="Table3.C2" style:family="table-cell">
      <style:table-cell-properties fo:padding="0.049cm" fo:border-left="0.5pt solid #000000" fo:border-right="0.5pt solid #000000" fo:border-top="none" fo:border-bottom="0.5pt solid #000000" style:writing-mode="page"/>
    </style:style>
    <style:style style:name="Table4" style:family="table">
      <style:table-properties style:width="11.689cm" table:align="left"/>
    </style:style>
    <style:style style:name="Table4.A" style:family="table-column">
      <style:table-column-properties style:column-width="2.79cm"/>
    </style:style>
    <style:style style:name="Table4.B" style:family="table-column">
      <style:table-column-properties style:column-width="8.899cm"/>
    </style:style>
    <style:style style:name="Table4.A1" style:family="table-cell">
      <style:table-cell-properties fo:padding="0cm" fo:border="none" style:writing-mode="page"/>
    </style:style>
    <style:style style:name="Table2" style:family="table">
      <style:table-properties style:width="18.764cm" fo:margin-left="-1.062cm" table:align="left"/>
    </style:style>
    <style:style style:name="Table2.A" style:family="table-column">
      <style:table-column-properties style:column-width="5.509cm"/>
    </style:style>
    <style:style style:name="Table2.B" style:family="table-column">
      <style:table-column-properties style:column-width="5.099cm"/>
    </style:style>
    <style:style style:name="Table2.C" style:family="table-column">
      <style:table-column-properties style:column-width="8.156cm"/>
    </style:style>
    <style:style style:name="Table2.A1" style:family="table-cell">
      <style:table-cell-properties fo:padding-left="0.101cm" fo:padding-right="0.101cm" fo:padding-top="0.101cm" fo:padding-bottom="0.199cm" fo:border="none" style:writing-mode="page"/>
    </style:style>
    <style:style style:name="P1" style:family="paragraph" style:parent-style-name="Footer">
      <style:text-properties officeooo:rsid="007d7586" officeooo:paragraph-rsid="007d7586"/>
    </style:style>
    <style:style style:name="P2" style:family="paragraph" style:parent-style-name="Standard">
      <style:text-properties officeooo:rsid="000c68e6" officeooo:paragraph-rsid="000c68e6"/>
    </style:style>
    <style:style style:name="P3" style:family="paragraph" style:parent-style-name="Standard">
      <style:text-properties officeooo:rsid="000e15d6" officeooo:paragraph-rsid="000e15d6"/>
    </style:style>
    <style:style style:name="P4" style:family="paragraph" style:parent-style-name="Standard">
      <style:paragraph-properties fo:text-align="end" style:justify-single-word="false"/>
      <style:text-properties officeooo:rsid="000e15d6" officeooo:paragraph-rsid="000e15d6"/>
    </style:style>
    <style:style style:name="P5" style:family="paragraph" style:parent-style-name="Standard">
      <style:paragraph-properties fo:text-align="end" style:justify-single-word="false"/>
      <style:text-properties officeooo:rsid="000e15d6" officeooo:paragraph-rsid="0128b7ad"/>
    </style:style>
    <style:style style:name="P6" style:family="paragraph" style:parent-style-name="Standard">
      <style:text-properties style:text-underline-style="solid" style:text-underline-width="auto" style:text-underline-color="font-color" fo:font-weight="bold" officeooo:rsid="000e15d6" officeooo:paragraph-rsid="000e15d6"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f591d" officeooo:paragraph-rsid="000f591d"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209d3" officeooo:paragraph-rsid="001209d3"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713a4" officeooo:paragraph-rsid="001713a4" style:font-weight-asian="bold" style:font-weight-complex="bold"/>
    </style:style>
    <style:style style:name="P10" style:family="paragraph" style:parent-style-name="Standard">
      <style:paragraph-properties fo:break-before="page"/>
      <style:text-properties style:text-underline-style="solid" style:text-underline-width="auto" style:text-underline-color="font-color" fo:font-weight="bold" officeooo:rsid="001713a4" officeooo:paragraph-rsid="00260eda"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a18df" officeooo:paragraph-rsid="001a18df"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f2b13" officeooo:paragraph-rsid="001f2b13"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23e781" officeooo:paragraph-rsid="0023e781" style:font-weight-asian="bold" style:font-weight-complex="bold"/>
    </style:style>
    <style:style style:name="P14" style:family="paragraph" style:parent-style-name="Standard">
      <style:paragraph-properties fo:break-before="page"/>
      <style:text-properties style:text-underline-style="solid" style:text-underline-width="auto" style:text-underline-color="font-color" fo:font-weight="bold" officeooo:rsid="0030595c" officeooo:paragraph-rsid="0030595c"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31453b" officeooo:paragraph-rsid="0031453b"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31453b" officeooo:paragraph-rsid="008c7620" style:font-weight-asian="bold" style:font-weight-complex="bold"/>
    </style:style>
    <style:style style:name="P17" style:family="paragraph" style:parent-style-name="Standard">
      <style:paragraph-properties fo:break-before="page"/>
      <style:text-properties style:text-underline-style="solid" style:text-underline-width="auto" style:text-underline-color="font-color" fo:font-weight="bold" officeooo:rsid="0035b5de" officeooo:paragraph-rsid="0035b5de"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35b5de" officeooo:paragraph-rsid="0035b5de" style:font-weight-asian="bold" style:font-weight-complex="bold"/>
    </style:style>
    <style:style style:name="P19" style:family="paragraph" style:parent-style-name="Standard">
      <style:paragraph-properties fo:break-before="page"/>
      <style:text-properties style:text-underline-style="solid" style:text-underline-width="auto" style:text-underline-color="font-color" fo:font-weight="bold" officeooo:rsid="0068e9d8" officeooo:paragraph-rsid="0068e9d8"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73b8ef" officeooo:paragraph-rsid="0073b8ef"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5b3805" officeooo:paragraph-rsid="005b3805" style:font-weight-asian="bold" style:font-weight-complex="bold"/>
    </style:style>
    <style:style style:name="P22" style:family="paragraph" style:parent-style-name="Standard">
      <style:paragraph-properties fo:break-before="page"/>
      <style:text-properties style:text-underline-style="solid" style:text-underline-width="auto" style:text-underline-color="font-color" fo:font-weight="bold" officeooo:rsid="005b3805" officeooo:paragraph-rsid="005b3805"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9103cd" officeooo:paragraph-rsid="009103cd"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9ae7ec" officeooo:paragraph-rsid="009ae7ec"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be40c6" officeooo:paragraph-rsid="00be40c6"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ce2ec3" officeooo:paragraph-rsid="00ce2ec3"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ce3168" officeooo:paragraph-rsid="00ce3168"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cfbd62" officeooo:paragraph-rsid="00cfbd62"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d02c8b" officeooo:paragraph-rsid="00d02c8b"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d576f5" officeooo:paragraph-rsid="00d576f5"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e26e0d" officeooo:paragraph-rsid="00e26e0d" style:font-weight-asian="bold" style:font-weight-complex="bold"/>
    </style:style>
    <style:style style:name="P32" style:family="paragraph" style:parent-style-name="Standard">
      <style:text-properties style:text-underline-style="solid" style:text-underline-width="auto" style:text-underline-color="font-color" fo:font-weight="bold" officeooo:rsid="00e806a2" officeooo:paragraph-rsid="00e806a2" style:font-weight-asian="bold" style:font-weight-complex="bold"/>
    </style:style>
    <style:style style:name="P33" style:family="paragraph" style:parent-style-name="Standard">
      <style:text-properties style:text-underline-style="solid" style:text-underline-width="auto" style:text-underline-color="font-color" fo:font-weight="bold" officeooo:rsid="00f0adb0" officeooo:paragraph-rsid="00f0adb0" style:font-weight-asian="bold" style:font-weight-complex="bold"/>
    </style:style>
    <style:style style:name="P34" style:family="paragraph" style:parent-style-name="Standard">
      <style:text-properties style:text-underline-style="solid" style:text-underline-width="auto" style:text-underline-color="font-color" fo:font-weight="bold" officeooo:rsid="012169c9" officeooo:paragraph-rsid="012169c9" style:font-weight-asian="bold" style:font-weight-complex="bold"/>
    </style:style>
    <style:style style:name="P35" style:family="paragraph" style:parent-style-name="Standard">
      <style:text-properties style:text-underline-style="solid" style:text-underline-width="auto" style:text-underline-color="font-color" fo:font-weight="bold" officeooo:rsid="01183021" officeooo:paragraph-rsid="0122415e" style:font-weight-asian="bold" style:font-weight-complex="bold"/>
    </style:style>
    <style:style style:name="P36" style:family="paragraph" style:parent-style-name="Standard">
      <style:paragraph-properties fo:break-before="page"/>
      <style:text-properties style:text-underline-style="solid" style:text-underline-width="auto" style:text-underline-color="font-color" fo:font-weight="bold" officeooo:rsid="00138fb1" officeooo:paragraph-rsid="00138fb1" style:font-weight-asian="bold" style:font-weight-complex="bold"/>
    </style:style>
    <style:style style:name="P37" style:family="paragraph" style:parent-style-name="Standard">
      <style:text-properties style:text-underline-style="solid" style:text-underline-width="auto" style:text-underline-color="font-color" fo:font-weight="bold" officeooo:rsid="0127029b" officeooo:paragraph-rsid="0127029b" style:font-weight-asian="bold" style:font-weight-complex="bold"/>
    </style:style>
    <style:style style:name="P38" style:family="paragraph" style:parent-style-name="Standard">
      <style:text-properties officeooo:rsid="000f591d" officeooo:paragraph-rsid="000f591d"/>
    </style:style>
    <style:style style:name="P39" style:family="paragraph" style:parent-style-name="Table_20_Contents">
      <style:text-properties officeooo:rsid="000f591d" officeooo:paragraph-rsid="000f591d"/>
    </style:style>
    <style:style style:name="P40" style:family="paragraph" style:parent-style-name="Table_20_Heading">
      <style:text-properties officeooo:rsid="000f591d" officeooo:paragraph-rsid="000f591d"/>
    </style:style>
    <style:style style:name="P41" style:family="paragraph" style:parent-style-name="Standard">
      <style:paragraph-properties fo:break-before="page"/>
      <style:text-properties officeooo:rsid="000f591d" officeooo:paragraph-rsid="000f591d"/>
    </style:style>
    <style:style style:name="P42" style:family="paragraph" style:parent-style-name="Standard">
      <style:text-properties style:text-underline-style="none" fo:font-weight="normal" officeooo:rsid="000f591d" officeooo:paragraph-rsid="000f591d" style:font-weight-asian="normal" style:font-weight-complex="normal"/>
    </style:style>
    <style:style style:name="P43" style:family="paragraph" style:parent-style-name="Standard">
      <style:text-properties style:text-underline-style="none" fo:font-weight="normal" officeooo:rsid="000f591d" officeooo:paragraph-rsid="001209d3" style:font-weight-asian="normal" style:font-weight-complex="normal"/>
    </style:style>
    <style:style style:name="P44" style:family="paragraph" style:parent-style-name="Standard">
      <style:text-properties style:text-underline-style="none" fo:font-weight="normal" officeooo:rsid="001209d3" officeooo:paragraph-rsid="001209d3" style:font-weight-asian="normal" style:font-weight-complex="normal"/>
    </style:style>
    <style:style style:name="P45" style:family="paragraph" style:parent-style-name="Standard">
      <style:text-properties style:text-underline-style="none" fo:font-weight="normal" officeooo:rsid="00134afe" officeooo:paragraph-rsid="00134afe" style:font-weight-asian="normal" style:font-weight-complex="normal"/>
    </style:style>
    <style:style style:name="P46" style:family="paragraph" style:parent-style-name="Standard">
      <style:text-properties style:text-underline-style="none" fo:font-weight="normal" officeooo:rsid="001713a4" officeooo:paragraph-rsid="001713a4" style:font-weight-asian="normal" style:font-weight-complex="normal"/>
    </style:style>
    <style:style style:name="P47" style:family="paragraph" style:parent-style-name="Standard">
      <style:text-properties style:text-underline-style="none" fo:font-weight="normal" officeooo:rsid="001a18df" officeooo:paragraph-rsid="001a18df" style:font-weight-asian="normal" style:font-weight-complex="normal"/>
    </style:style>
    <style:style style:name="P48" style:family="paragraph" style:parent-style-name="Standard">
      <style:text-properties style:text-underline-style="none" fo:font-weight="normal" officeooo:rsid="0020c992" officeooo:paragraph-rsid="0020c992" style:font-weight-asian="normal" style:font-weight-complex="normal"/>
    </style:style>
    <style:style style:name="P49" style:family="paragraph" style:parent-style-name="Standard">
      <style:text-properties style:text-underline-style="none" fo:font-weight="normal" officeooo:rsid="002760d0" officeooo:paragraph-rsid="002760d0" style:font-weight-asian="normal" style:font-weight-complex="normal"/>
    </style:style>
    <style:style style:name="P50" style:family="paragraph" style:parent-style-name="Standard">
      <style:text-properties style:text-underline-style="none" fo:font-weight="normal" officeooo:rsid="00ce2ec3" officeooo:paragraph-rsid="00ce3168" style:font-weight-asian="normal" style:font-weight-complex="normal"/>
    </style:style>
    <style:style style:name="P51" style:family="paragraph" style:parent-style-name="Standard">
      <style:text-properties style:text-underline-style="none" fo:font-weight="normal" officeooo:rsid="00e06895" officeooo:paragraph-rsid="00e06895" style:font-weight-asian="normal" style:font-weight-complex="normal"/>
    </style:style>
    <style:style style:name="P52" style:family="paragraph" style:parent-style-name="Standard">
      <style:text-properties style:text-underline-style="none" fo:font-weight="normal" officeooo:rsid="00cf8a03" officeooo:paragraph-rsid="00cf8a03" style:font-weight-asian="normal" style:font-weight-complex="normal"/>
    </style:style>
    <style:style style:name="P53" style:family="paragraph" style:parent-style-name="Standard">
      <style:text-properties style:text-underline-style="none" fo:font-weight="normal" officeooo:rsid="00e10e3d" officeooo:paragraph-rsid="00e10e3d" style:font-weight-asian="normal" style:font-weight-complex="normal"/>
    </style:style>
    <style:style style:name="P54" style:family="paragraph" style:parent-style-name="Standard">
      <style:text-properties officeooo:rsid="00138fb1" officeooo:paragraph-rsid="00138fb1"/>
    </style:style>
    <style:style style:name="P55" style:family="paragraph" style:parent-style-name="Standard">
      <style:text-properties officeooo:rsid="001713a4" officeooo:paragraph-rsid="001713a4"/>
    </style:style>
    <style:style style:name="P56" style:family="paragraph" style:parent-style-name="Standard">
      <style:text-properties officeooo:rsid="001713a4" officeooo:paragraph-rsid="00260eda"/>
    </style:style>
    <style:style style:name="P57" style:family="paragraph" style:parent-style-name="Standard">
      <style:text-properties officeooo:rsid="001800e6" officeooo:paragraph-rsid="001800e6"/>
    </style:style>
    <style:style style:name="P58" style:family="paragraph" style:parent-style-name="Standard">
      <style:paragraph-properties fo:break-before="page"/>
      <style:text-properties officeooo:rsid="001800e6" officeooo:paragraph-rsid="001800e6"/>
    </style:style>
    <style:style style:name="P59" style:family="paragraph" style:parent-style-name="Standard">
      <style:text-properties officeooo:rsid="001800e6" officeooo:paragraph-rsid="001713a4"/>
    </style:style>
    <style:style style:name="P60" style:family="paragraph" style:parent-style-name="Standard">
      <style:paragraph-properties fo:break-before="page"/>
      <style:text-properties officeooo:rsid="001800e6" officeooo:paragraph-rsid="001713a4"/>
    </style:style>
    <style:style style:name="P61" style:family="paragraph" style:parent-style-name="Standard">
      <style:text-properties officeooo:rsid="001800e6" officeooo:paragraph-rsid="00260eda"/>
    </style:style>
    <style:style style:name="P62" style:family="paragraph" style:parent-style-name="Standard">
      <style:paragraph-properties fo:break-before="page"/>
      <style:text-properties officeooo:rsid="001800e6" officeooo:paragraph-rsid="00260eda"/>
    </style:style>
    <style:style style:name="P63" style:family="paragraph" style:parent-style-name="Standard">
      <style:text-properties officeooo:rsid="001840a8" officeooo:paragraph-rsid="001840a8"/>
    </style:style>
    <style:style style:name="P64" style:family="paragraph" style:parent-style-name="Standard">
      <style:text-properties officeooo:rsid="001a18df" officeooo:paragraph-rsid="001a18df"/>
    </style:style>
    <style:style style:name="P65" style:family="paragraph" style:parent-style-name="Table_20_Contents">
      <style:text-properties officeooo:rsid="001a18df" officeooo:paragraph-rsid="001a18df"/>
    </style:style>
    <style:style style:name="P66" style:family="paragraph" style:parent-style-name="Standard">
      <style:text-properties officeooo:rsid="001bb2e6" officeooo:paragraph-rsid="001bb2e6"/>
    </style:style>
    <style:style style:name="P67" style:family="paragraph" style:parent-style-name="Standard">
      <style:text-properties officeooo:rsid="001f2b13" officeooo:paragraph-rsid="001f2b13"/>
    </style:style>
    <style:style style:name="P68" style:family="paragraph" style:parent-style-name="Standard">
      <style:text-properties officeooo:rsid="0020c992" officeooo:paragraph-rsid="0020c992"/>
    </style:style>
    <style:style style:name="P69" style:family="paragraph" style:parent-style-name="Standard">
      <style:paragraph-properties fo:break-before="page"/>
      <style:text-properties officeooo:rsid="0020c992" officeooo:paragraph-rsid="0020c992"/>
    </style:style>
    <style:style style:name="P70" style:family="paragraph" style:parent-style-name="Standard">
      <style:text-properties officeooo:rsid="0023e781" officeooo:paragraph-rsid="0023e781"/>
    </style:style>
    <style:style style:name="P71" style:family="paragraph" style:parent-style-name="Standard">
      <style:text-properties officeooo:rsid="00250c0d" officeooo:paragraph-rsid="00250c0d"/>
    </style:style>
    <style:style style:name="P72" style:family="paragraph" style:parent-style-name="Standard">
      <style:text-properties officeooo:rsid="002688bc" officeooo:paragraph-rsid="002688bc"/>
    </style:style>
    <style:style style:name="P73" style:family="paragraph" style:parent-style-name="Standard">
      <style:text-properties officeooo:rsid="002688bc" officeooo:paragraph-rsid="0020c992"/>
    </style:style>
    <style:style style:name="P74" style:family="paragraph" style:parent-style-name="Standard">
      <style:text-properties officeooo:rsid="002688bc" officeooo:paragraph-rsid="002925a9"/>
    </style:style>
    <style:style style:name="P75" style:family="paragraph" style:parent-style-name="Standard">
      <style:text-properties officeooo:rsid="002688bc" officeooo:paragraph-rsid="002ad557"/>
    </style:style>
    <style:style style:name="P76" style:family="paragraph" style:parent-style-name="Standard">
      <style:text-properties officeooo:rsid="002760d0" officeooo:paragraph-rsid="002760d0"/>
    </style:style>
    <style:style style:name="P77" style:family="paragraph" style:parent-style-name="Standard">
      <style:text-properties officeooo:rsid="002925a9" officeooo:paragraph-rsid="002925a9"/>
    </style:style>
    <style:style style:name="P78" style:family="paragraph" style:parent-style-name="Standard">
      <style:text-properties officeooo:rsid="002ad557" officeooo:paragraph-rsid="002ad557"/>
    </style:style>
    <style:style style:name="P79" style:family="paragraph" style:parent-style-name="Standard">
      <style:paragraph-properties fo:margin-left="2cm" fo:margin-right="0cm" fo:text-indent="0cm" style:auto-text-indent="false"/>
      <style:text-properties officeooo:rsid="002ad557" officeooo:paragraph-rsid="002ad557"/>
    </style:style>
    <style:style style:name="P80" style:family="paragraph" style:parent-style-name="Standard">
      <style:text-properties officeooo:rsid="002c9b88" officeooo:paragraph-rsid="002c9b88"/>
    </style:style>
    <style:style style:name="P81" style:family="paragraph" style:parent-style-name="Standard">
      <style:text-properties officeooo:rsid="002ef475" officeooo:paragraph-rsid="002ef475"/>
    </style:style>
    <style:style style:name="P82" style:family="paragraph" style:parent-style-name="Standard">
      <style:text-properties officeooo:rsid="002ef475" officeooo:paragraph-rsid="00a4496f"/>
    </style:style>
    <style:style style:name="P83" style:family="paragraph" style:parent-style-name="Standard">
      <style:text-properties officeooo:rsid="0030595c" officeooo:paragraph-rsid="0030595c"/>
    </style:style>
    <style:style style:name="P84" style:family="paragraph" style:parent-style-name="Standard">
      <style:paragraph-properties fo:break-before="page"/>
      <style:text-properties officeooo:rsid="0030595c" officeooo:paragraph-rsid="0030595c"/>
    </style:style>
    <style:style style:name="P85" style:family="paragraph" style:parent-style-name="Standard">
      <style:text-properties officeooo:rsid="0030595c" officeooo:paragraph-rsid="00348db0"/>
    </style:style>
    <style:style style:name="P86" style:family="paragraph" style:parent-style-name="Table_20_Contents">
      <style:text-properties fo:font-weight="bold" officeooo:rsid="001800e6" officeooo:paragraph-rsid="00260eda" style:font-weight-asian="bold" style:font-weight-complex="bold"/>
    </style:style>
    <style:style style:name="P87" style:family="paragraph" style:parent-style-name="Table_20_Contents">
      <style:text-properties fo:font-weight="bold" officeooo:rsid="0066c3c2" officeooo:paragraph-rsid="0066c3c2" style:font-weight-asian="bold" style:font-weight-complex="bold"/>
    </style:style>
    <style:style style:name="P88" style:family="paragraph" style:parent-style-name="Table_20_Contents">
      <style:text-properties officeooo:paragraph-rsid="00260eda"/>
    </style:style>
    <style:style style:name="P89" style:family="paragraph" style:parent-style-name="Standard">
      <style:text-properties officeooo:rsid="0031453b" officeooo:paragraph-rsid="0031453b"/>
    </style:style>
    <style:style style:name="P90" style:family="paragraph" style:parent-style-name="Standard">
      <style:text-properties officeooo:rsid="0031453b" officeooo:paragraph-rsid="008c7620"/>
    </style:style>
    <style:style style:name="P91" style:family="paragraph" style:parent-style-name="Standard">
      <style:text-properties officeooo:rsid="0032ee77" officeooo:paragraph-rsid="0032ee77"/>
    </style:style>
    <style:style style:name="P92" style:family="paragraph" style:parent-style-name="Standard">
      <style:text-properties officeooo:rsid="00348db0" officeooo:paragraph-rsid="00348db0"/>
    </style:style>
    <style:style style:name="P93" style:family="paragraph" style:parent-style-name="Standard">
      <style:paragraph-properties fo:break-before="page"/>
      <style:text-properties officeooo:rsid="0035b5de" officeooo:paragraph-rsid="0035b5de"/>
    </style:style>
    <style:style style:name="P94" style:family="paragraph" style:parent-style-name="Standard">
      <style:text-properties officeooo:rsid="0035b5de" officeooo:paragraph-rsid="0035b5de"/>
    </style:style>
    <style:style style:name="P95" style:family="paragraph" style:parent-style-name="Standard">
      <style:text-properties officeooo:rsid="00373324" officeooo:paragraph-rsid="00373324"/>
    </style:style>
    <style:style style:name="P96" style:family="paragraph" style:parent-style-name="Standard">
      <style:text-properties officeooo:rsid="00373324" officeooo:paragraph-rsid="0043979f"/>
    </style:style>
    <style:style style:name="P97" style:family="paragraph" style:parent-style-name="Standard">
      <style:text-properties officeooo:rsid="003742b4" officeooo:paragraph-rsid="003742b4"/>
    </style:style>
    <style:style style:name="P98" style:family="paragraph" style:parent-style-name="Standard">
      <style:text-properties officeooo:rsid="0038416d" officeooo:paragraph-rsid="0038416d"/>
    </style:style>
    <style:style style:name="P99" style:family="paragraph" style:parent-style-name="Standard">
      <style:text-properties officeooo:rsid="0039133e" officeooo:paragraph-rsid="0039133e"/>
    </style:style>
    <style:style style:name="P100" style:family="paragraph" style:parent-style-name="Standard">
      <style:text-properties officeooo:rsid="003bd6ee" officeooo:paragraph-rsid="003bd6ee"/>
    </style:style>
    <style:style style:name="P101" style:family="paragraph" style:parent-style-name="Standard">
      <style:text-properties officeooo:rsid="003c4d56" officeooo:paragraph-rsid="003c4d56"/>
    </style:style>
    <style:style style:name="P102" style:family="paragraph" style:parent-style-name="Standard">
      <style:text-properties officeooo:rsid="003ded89" officeooo:paragraph-rsid="001800e6"/>
    </style:style>
    <style:style style:name="P103" style:family="paragraph" style:parent-style-name="Standard">
      <style:text-properties officeooo:rsid="004015c7" officeooo:paragraph-rsid="004015c7"/>
    </style:style>
    <style:style style:name="P104" style:family="paragraph" style:parent-style-name="Standard">
      <style:text-properties officeooo:rsid="0040f066" officeooo:paragraph-rsid="0040f066"/>
    </style:style>
    <style:style style:name="P105" style:family="paragraph" style:parent-style-name="Standard">
      <style:text-properties officeooo:rsid="0044308f" officeooo:paragraph-rsid="0044308f"/>
    </style:style>
    <style:style style:name="P106" style:family="paragraph" style:parent-style-name="Standard">
      <style:text-properties officeooo:rsid="00457567" officeooo:paragraph-rsid="00457567"/>
    </style:style>
    <style:style style:name="P107" style:family="paragraph" style:parent-style-name="Standard">
      <style:text-properties officeooo:rsid="0046f397" officeooo:paragraph-rsid="0046f397"/>
    </style:style>
    <style:style style:name="P108" style:family="paragraph" style:parent-style-name="Standard">
      <style:text-properties officeooo:rsid="004723d3" officeooo:paragraph-rsid="004723d3"/>
    </style:style>
    <style:style style:name="P109" style:family="paragraph" style:parent-style-name="Standard">
      <style:text-properties officeooo:rsid="00485c2f" officeooo:paragraph-rsid="00485c2f"/>
    </style:style>
    <style:style style:name="P110" style:family="paragraph" style:parent-style-name="Standard">
      <style:text-properties officeooo:rsid="004a4e28" officeooo:paragraph-rsid="004a4e28"/>
    </style:style>
    <style:style style:name="P111" style:family="paragraph" style:parent-style-name="Standard">
      <style:text-properties officeooo:rsid="004d58cd" officeooo:paragraph-rsid="004d58cd"/>
    </style:style>
    <style:style style:name="P112" style:family="paragraph" style:parent-style-name="Standard">
      <style:text-properties officeooo:rsid="004ebf27" officeooo:paragraph-rsid="004ebf27"/>
    </style:style>
    <style:style style:name="P113" style:family="paragraph" style:parent-style-name="Standard">
      <style:text-properties officeooo:rsid="00514211" officeooo:paragraph-rsid="00514211"/>
    </style:style>
    <style:style style:name="P114" style:family="paragraph" style:parent-style-name="Standard">
      <style:text-properties officeooo:rsid="0051e007" officeooo:paragraph-rsid="0051e007"/>
    </style:style>
    <style:style style:name="P115" style:family="paragraph" style:parent-style-name="Standard">
      <style:text-properties officeooo:rsid="0052f447" officeooo:paragraph-rsid="0052f447"/>
    </style:style>
    <style:style style:name="P116" style:family="paragraph" style:parent-style-name="Standard">
      <style:text-properties officeooo:rsid="0054dd4f" officeooo:paragraph-rsid="0054dd4f"/>
    </style:style>
    <style:style style:name="P117" style:family="paragraph" style:parent-style-name="Standard">
      <style:text-properties officeooo:rsid="0056be84" officeooo:paragraph-rsid="0056be84"/>
    </style:style>
    <style:style style:name="P118" style:family="paragraph" style:parent-style-name="Standard">
      <style:text-properties officeooo:rsid="00579f83" officeooo:paragraph-rsid="00579f83"/>
    </style:style>
    <style:style style:name="P119" style:family="paragraph" style:parent-style-name="Standard">
      <style:text-properties officeooo:rsid="005d0be4" officeooo:paragraph-rsid="005d0be4"/>
    </style:style>
    <style:style style:name="P120" style:family="paragraph" style:parent-style-name="Standard">
      <style:text-properties officeooo:rsid="005de9f9" officeooo:paragraph-rsid="005de9f9"/>
    </style:style>
    <style:style style:name="P121" style:family="paragraph" style:parent-style-name="Standard">
      <style:text-properties officeooo:rsid="005e29d7" officeooo:paragraph-rsid="005e29d7"/>
    </style:style>
    <style:style style:name="P122" style:family="paragraph" style:parent-style-name="Standard">
      <style:paragraph-properties fo:margin-left="2cm" fo:margin-right="0cm" fo:text-indent="0cm" style:auto-text-indent="false"/>
      <style:text-properties officeooo:rsid="005e29d7" officeooo:paragraph-rsid="005e29d7"/>
    </style:style>
    <style:style style:name="P123" style:family="paragraph" style:parent-style-name="Standard">
      <style:text-properties officeooo:rsid="005ea160" officeooo:paragraph-rsid="005ea160"/>
    </style:style>
    <style:style style:name="P124" style:family="paragraph" style:parent-style-name="Standard">
      <style:text-properties officeooo:rsid="006072e5" officeooo:paragraph-rsid="006072e5"/>
    </style:style>
    <style:style style:name="P125" style:family="paragraph" style:parent-style-name="Standard">
      <style:text-properties officeooo:rsid="00619dd2" officeooo:paragraph-rsid="00619dd2"/>
    </style:style>
    <style:style style:name="P126" style:family="paragraph" style:parent-style-name="Table_20_Contents">
      <style:text-properties officeooo:rsid="00619dd2" officeooo:paragraph-rsid="00619dd2"/>
    </style:style>
    <style:style style:name="P127" style:family="paragraph" style:parent-style-name="Standard">
      <style:text-properties officeooo:rsid="0065508e" officeooo:paragraph-rsid="0065508e"/>
    </style:style>
    <style:style style:name="P128" style:family="paragraph" style:parent-style-name="Standard">
      <style:text-properties officeooo:rsid="0042bcf6" officeooo:paragraph-rsid="0042bcf6"/>
    </style:style>
    <style:style style:name="P129" style:family="paragraph" style:parent-style-name="Standard">
      <style:text-properties officeooo:rsid="0068e9d8" officeooo:paragraph-rsid="0068e9d8"/>
    </style:style>
    <style:style style:name="P130" style:family="paragraph" style:parent-style-name="Standard">
      <style:text-properties officeooo:rsid="006b0725" officeooo:paragraph-rsid="006b0725"/>
    </style:style>
    <style:style style:name="P131" style:family="paragraph" style:parent-style-name="Standard">
      <style:text-properties officeooo:rsid="006c92a4" officeooo:paragraph-rsid="006c92a4"/>
    </style:style>
    <style:style style:name="P132" style:family="paragraph" style:parent-style-name="Standard">
      <style:text-properties officeooo:rsid="006d07ad" officeooo:paragraph-rsid="006d07ad"/>
    </style:style>
    <style:style style:name="P133" style:family="paragraph" style:parent-style-name="Standard">
      <style:text-properties officeooo:rsid="006d673a" officeooo:paragraph-rsid="006d673a"/>
    </style:style>
    <style:style style:name="P134" style:family="paragraph" style:parent-style-name="Standard">
      <style:paragraph-properties fo:break-before="page"/>
      <style:text-properties officeooo:rsid="006d673a" officeooo:paragraph-rsid="006d673a"/>
    </style:style>
    <style:style style:name="P135" style:family="paragraph" style:parent-style-name="Table_20_Contents">
      <style:text-properties officeooo:rsid="0050999f" officeooo:paragraph-rsid="0050999f"/>
    </style:style>
    <style:style style:name="P136" style:family="paragraph" style:parent-style-name="Table_20_Contents">
      <style:text-properties officeooo:rsid="005a8664" officeooo:paragraph-rsid="005a8664"/>
    </style:style>
    <style:style style:name="P137" style:family="paragraph" style:parent-style-name="Table_20_Contents">
      <style:text-properties officeooo:rsid="005cb72e" officeooo:paragraph-rsid="005cb72e"/>
    </style:style>
    <style:style style:name="P138" style:family="paragraph" style:parent-style-name="Table_20_Contents">
      <style:text-properties officeooo:rsid="005cb72e" officeooo:paragraph-rsid="0068661b"/>
    </style:style>
    <style:style style:name="P139" style:family="paragraph" style:parent-style-name="Table_20_Contents">
      <style:text-properties officeooo:rsid="0066c3c2" officeooo:paragraph-rsid="0066c3c2"/>
    </style:style>
    <style:style style:name="P140" style:family="paragraph" style:parent-style-name="Table_20_Contents">
      <style:text-properties officeooo:rsid="00681537" officeooo:paragraph-rsid="00681537"/>
    </style:style>
    <style:style style:name="P141" style:family="paragraph" style:parent-style-name="Table_20_Contents">
      <style:text-properties officeooo:rsid="006853d0" officeooo:paragraph-rsid="006853d0"/>
    </style:style>
    <style:style style:name="P142" style:family="paragraph" style:parent-style-name="Standard">
      <style:text-properties officeooo:rsid="00714ec7" officeooo:paragraph-rsid="00714ec7"/>
    </style:style>
    <style:style style:name="P143" style:family="paragraph" style:parent-style-name="Table_20_Contents">
      <style:text-properties officeooo:rsid="00714ec7" officeooo:paragraph-rsid="00714ec7"/>
    </style:style>
    <style:style style:name="P144" style:family="paragraph" style:parent-style-name="Standard">
      <style:text-properties officeooo:rsid="00718abe" officeooo:paragraph-rsid="00718abe"/>
    </style:style>
    <style:style style:name="P145" style:family="paragraph" style:parent-style-name="Standard">
      <style:paragraph-properties fo:break-before="page"/>
      <style:text-properties officeooo:rsid="00718abe" officeooo:paragraph-rsid="00718abe"/>
    </style:style>
    <style:style style:name="P146" style:family="paragraph" style:parent-style-name="Standard">
      <style:text-properties officeooo:rsid="007229b2" officeooo:paragraph-rsid="007229b2"/>
    </style:style>
    <style:style style:name="P147" style:family="paragraph" style:parent-style-name="Standard">
      <style:text-properties officeooo:rsid="0073b8ef" officeooo:paragraph-rsid="0073b8ef"/>
    </style:style>
    <style:style style:name="P148" style:family="paragraph" style:parent-style-name="Table_20_Contents">
      <style:text-properties officeooo:rsid="0073b8ef" officeooo:paragraph-rsid="0073b8ef"/>
    </style:style>
    <style:style style:name="P149" style:family="paragraph" style:parent-style-name="Table_20_Heading">
      <style:text-properties officeooo:rsid="0073b8ef" officeooo:paragraph-rsid="0073b8ef"/>
    </style:style>
    <style:style style:name="P150" style:family="paragraph" style:parent-style-name="Table_20_Contents">
      <style:text-properties officeooo:rsid="0073b8ef" officeooo:paragraph-rsid="01115f28"/>
    </style:style>
    <style:style style:name="P151" style:family="paragraph" style:parent-style-name="Table_20_Contents">
      <style:text-properties officeooo:rsid="0073b8ef" officeooo:paragraph-rsid="01165c68"/>
    </style:style>
    <style:style style:name="P152" style:family="paragraph" style:parent-style-name="Standard">
      <style:text-properties officeooo:rsid="0074d3f9" officeooo:paragraph-rsid="0074d3f9"/>
    </style:style>
    <style:style style:name="P153" style:family="paragraph" style:parent-style-name="Standard">
      <style:text-properties officeooo:rsid="007a91f9" officeooo:paragraph-rsid="007a91f9"/>
    </style:style>
    <style:style style:name="P154" style:family="paragraph" style:parent-style-name="Standard">
      <style:text-properties officeooo:rsid="007ae39c" officeooo:paragraph-rsid="007ae39c"/>
    </style:style>
    <style:style style:name="P155" style:family="paragraph" style:parent-style-name="Standard">
      <style:text-properties officeooo:rsid="007bf419" officeooo:paragraph-rsid="007bf419"/>
    </style:style>
    <style:style style:name="P156" style:family="paragraph" style:parent-style-name="Standard">
      <style:text-properties officeooo:rsid="008be114" officeooo:paragraph-rsid="008be114"/>
    </style:style>
    <style:style style:name="P157" style:family="paragraph" style:parent-style-name="Standard">
      <style:text-properties officeooo:rsid="009103cd" officeooo:paragraph-rsid="009103cd"/>
    </style:style>
    <style:style style:name="P158" style:family="paragraph" style:parent-style-name="Table_20_Contents">
      <style:text-properties officeooo:rsid="009103cd" officeooo:paragraph-rsid="009103cd"/>
    </style:style>
    <style:style style:name="P159" style:family="paragraph" style:parent-style-name="Standard">
      <style:text-properties officeooo:rsid="0091b32c" officeooo:paragraph-rsid="0091b32c"/>
    </style:style>
    <style:style style:name="P160" style:family="paragraph" style:parent-style-name="Standard">
      <style:text-properties officeooo:rsid="00925ddd" officeooo:paragraph-rsid="00925ddd"/>
    </style:style>
    <style:style style:name="P161" style:family="paragraph" style:parent-style-name="Standard">
      <style:text-properties officeooo:rsid="00963c4d" officeooo:paragraph-rsid="00963c4d"/>
    </style:style>
    <style:style style:name="P162" style:family="paragraph" style:parent-style-name="Standard">
      <style:text-properties officeooo:rsid="0097b8ba" officeooo:paragraph-rsid="0097b8ba"/>
    </style:style>
    <style:style style:name="P163" style:family="paragraph" style:parent-style-name="Standard">
      <style:text-properties officeooo:rsid="0097dced" officeooo:paragraph-rsid="0097dced"/>
    </style:style>
    <style:style style:name="P164" style:family="paragraph" style:parent-style-name="Standard">
      <style:text-properties officeooo:rsid="009ae7ec" officeooo:paragraph-rsid="009ae7ec"/>
    </style:style>
    <style:style style:name="P165" style:family="paragraph" style:parent-style-name="Standard">
      <style:text-properties officeooo:rsid="009ae7ec" officeooo:paragraph-rsid="0109867f"/>
    </style:style>
    <style:style style:name="P166" style:family="paragraph" style:parent-style-name="Standard">
      <style:text-properties officeooo:rsid="00a0bd9a" officeooo:paragraph-rsid="00a0bd9a"/>
    </style:style>
    <style:style style:name="P167" style:family="paragraph" style:parent-style-name="Standard">
      <style:text-properties officeooo:rsid="00a26c2f" officeooo:paragraph-rsid="00a26c2f"/>
    </style:style>
    <style:style style:name="P168" style:family="paragraph" style:parent-style-name="Standard">
      <style:text-properties officeooo:rsid="00a35aea" officeooo:paragraph-rsid="00a35aea"/>
    </style:style>
    <style:style style:name="P169" style:family="paragraph" style:parent-style-name="Standard">
      <style:text-properties officeooo:rsid="00a4868c" officeooo:paragraph-rsid="00a4868c"/>
    </style:style>
    <style:style style:name="P170" style:family="paragraph" style:parent-style-name="Standard">
      <style:text-properties officeooo:rsid="00a58469" officeooo:paragraph-rsid="00a58469"/>
    </style:style>
    <style:style style:name="P171" style:family="paragraph" style:parent-style-name="Standard">
      <style:text-properties officeooo:rsid="00a5ae75" officeooo:paragraph-rsid="00a5ae75"/>
    </style:style>
    <style:style style:name="P172" style:family="paragraph" style:parent-style-name="Standard">
      <style:text-properties officeooo:rsid="00a6554e" officeooo:paragraph-rsid="00a6554e"/>
    </style:style>
    <style:style style:name="P173" style:family="paragraph" style:parent-style-name="Standard">
      <style:text-properties officeooo:rsid="00a9733a" officeooo:paragraph-rsid="00a9733a"/>
    </style:style>
    <style:style style:name="P174" style:family="paragraph" style:parent-style-name="Standard">
      <style:text-properties officeooo:rsid="00aadd7c" officeooo:paragraph-rsid="00aadd7c"/>
    </style:style>
    <style:style style:name="P175" style:family="paragraph" style:parent-style-name="Standard">
      <style:text-properties officeooo:rsid="00ac6e92" officeooo:paragraph-rsid="00ac6e92"/>
    </style:style>
    <style:style style:name="P176" style:family="paragraph" style:parent-style-name="Standard">
      <style:text-properties officeooo:rsid="00ae6b93" officeooo:paragraph-rsid="00ae6b93"/>
    </style:style>
    <style:style style:name="P177" style:family="paragraph" style:parent-style-name="Standard">
      <style:text-properties officeooo:rsid="00ae6fd2" officeooo:paragraph-rsid="00ae6fd2"/>
    </style:style>
    <style:style style:name="P178" style:family="paragraph" style:parent-style-name="Standard">
      <style:text-properties officeooo:rsid="00b10a5a" officeooo:paragraph-rsid="00b10a5a"/>
    </style:style>
    <style:style style:name="P179" style:family="paragraph" style:parent-style-name="Standard">
      <style:text-properties officeooo:rsid="00b3541b" officeooo:paragraph-rsid="00b3541b"/>
    </style:style>
    <style:style style:name="P180" style:family="paragraph" style:parent-style-name="Standard">
      <style:text-properties officeooo:rsid="00b4e983" officeooo:paragraph-rsid="00b4e983"/>
    </style:style>
    <style:style style:name="P181" style:family="paragraph" style:parent-style-name="Standard">
      <style:text-properties officeooo:rsid="00b4fdc8" officeooo:paragraph-rsid="00b4fdc8"/>
    </style:style>
    <style:style style:name="P182" style:family="paragraph" style:parent-style-name="Standard">
      <style:text-properties officeooo:rsid="00b6ef81" officeooo:paragraph-rsid="00b6ef81"/>
    </style:style>
    <style:style style:name="P183" style:family="paragraph" style:parent-style-name="Standard">
      <style:text-properties officeooo:rsid="00b708ba" officeooo:paragraph-rsid="00b708ba"/>
    </style:style>
    <style:style style:name="P184" style:family="paragraph" style:parent-style-name="Standard">
      <style:text-properties officeooo:rsid="00b97394" officeooo:paragraph-rsid="00b97394"/>
    </style:style>
    <style:style style:name="P185" style:family="paragraph" style:parent-style-name="Standard">
      <style:text-properties officeooo:rsid="00b98a48" officeooo:paragraph-rsid="00b98a48"/>
    </style:style>
    <style:style style:name="P186" style:family="paragraph" style:parent-style-name="Standard">
      <style:text-properties officeooo:rsid="00bde414" officeooo:paragraph-rsid="00bde414"/>
    </style:style>
    <style:style style:name="P187" style:family="paragraph" style:parent-style-name="Table_20_Contents">
      <style:text-properties officeooo:rsid="006f72a2" officeooo:paragraph-rsid="006f72a2"/>
    </style:style>
    <style:style style:name="P188" style:family="paragraph" style:parent-style-name="Table_20_Contents">
      <style:text-properties officeooo:rsid="0073d2ea" officeooo:paragraph-rsid="0073d2ea"/>
    </style:style>
    <style:style style:name="P189" style:family="paragraph" style:parent-style-name="Table_20_Contents">
      <style:text-properties officeooo:rsid="00761df1" officeooo:paragraph-rsid="00761df1"/>
    </style:style>
    <style:style style:name="P190" style:family="paragraph" style:parent-style-name="Table_20_Contents">
      <style:text-properties officeooo:rsid="00771c48" officeooo:paragraph-rsid="00771c48"/>
    </style:style>
    <style:style style:name="P191" style:family="paragraph" style:parent-style-name="Table_20_Contents">
      <style:text-properties officeooo:rsid="0077b3c1" officeooo:paragraph-rsid="0077b3c1"/>
    </style:style>
    <style:style style:name="P192" style:family="paragraph" style:parent-style-name="Table_20_Contents">
      <style:text-properties officeooo:rsid="007a2231" officeooo:paragraph-rsid="007a2231"/>
    </style:style>
    <style:style style:name="P193" style:family="paragraph" style:parent-style-name="Table_20_Contents">
      <style:text-properties officeooo:rsid="007f2493" officeooo:paragraph-rsid="007f2493"/>
    </style:style>
    <style:style style:name="P194" style:family="paragraph" style:parent-style-name="Table_20_Contents">
      <style:text-properties officeooo:rsid="00803e27" officeooo:paragraph-rsid="00803e27"/>
    </style:style>
    <style:style style:name="P195" style:family="paragraph" style:parent-style-name="Table_20_Contents">
      <style:text-properties officeooo:rsid="00836092" officeooo:paragraph-rsid="00836092"/>
    </style:style>
    <style:style style:name="P196" style:family="paragraph" style:parent-style-name="Table_20_Contents">
      <style:text-properties officeooo:rsid="00854370" officeooo:paragraph-rsid="00854370"/>
    </style:style>
    <style:style style:name="P197" style:family="paragraph" style:parent-style-name="Table_20_Contents">
      <style:text-properties officeooo:rsid="0086b5b2" officeooo:paragraph-rsid="0086b5b2"/>
    </style:style>
    <style:style style:name="P198" style:family="paragraph" style:parent-style-name="Table_20_Contents">
      <style:text-properties officeooo:rsid="008aa10d" officeooo:paragraph-rsid="008aa10d"/>
    </style:style>
    <style:style style:name="P199" style:family="paragraph" style:parent-style-name="Table_20_Contents">
      <style:text-properties officeooo:rsid="008aa10d" officeooo:paragraph-rsid="008afac4"/>
    </style:style>
    <style:style style:name="P200" style:family="paragraph" style:parent-style-name="Table_20_Contents">
      <style:text-properties officeooo:rsid="008afac4" officeooo:paragraph-rsid="008afac4"/>
    </style:style>
    <style:style style:name="P201" style:family="paragraph" style:parent-style-name="Table_20_Contents">
      <style:text-properties officeooo:rsid="008b7bc1" officeooo:paragraph-rsid="008b7bc1"/>
    </style:style>
    <style:style style:name="P202" style:family="paragraph" style:parent-style-name="Table_20_Contents">
      <style:text-properties officeooo:rsid="008d1aef" officeooo:paragraph-rsid="008d1aef"/>
    </style:style>
    <style:style style:name="P203" style:family="paragraph" style:parent-style-name="Table_20_Contents">
      <style:text-properties officeooo:rsid="00988a0b" officeooo:paragraph-rsid="00988a0b"/>
    </style:style>
    <style:style style:name="P204" style:family="paragraph" style:parent-style-name="Table_20_Contents">
      <style:text-properties officeooo:rsid="009911db" officeooo:paragraph-rsid="009911db"/>
    </style:style>
    <style:style style:name="P205" style:family="paragraph" style:parent-style-name="Table_20_Contents">
      <style:text-properties officeooo:rsid="0099b9bc" officeooo:paragraph-rsid="0099b9bc"/>
    </style:style>
    <style:style style:name="P206" style:family="paragraph" style:parent-style-name="Table_20_Contents">
      <style:text-properties officeooo:rsid="009b0fe7" officeooo:paragraph-rsid="009b0fe7"/>
    </style:style>
    <style:style style:name="P207" style:family="paragraph" style:parent-style-name="Table_20_Contents">
      <style:text-properties officeooo:rsid="009caa3e" officeooo:paragraph-rsid="009caa3e"/>
    </style:style>
    <style:style style:name="P208" style:family="paragraph" style:parent-style-name="Table_20_Contents">
      <style:text-properties officeooo:rsid="009e3ce2" officeooo:paragraph-rsid="009e3ce2"/>
    </style:style>
    <style:style style:name="P209" style:family="paragraph" style:parent-style-name="Table_20_Contents">
      <style:text-properties officeooo:rsid="009fa0ee" officeooo:paragraph-rsid="009fa0ee"/>
    </style:style>
    <style:style style:name="P210" style:family="paragraph" style:parent-style-name="Table_20_Contents">
      <style:text-properties officeooo:rsid="00a4496f" officeooo:paragraph-rsid="00a4496f"/>
    </style:style>
    <style:style style:name="P211" style:family="paragraph" style:parent-style-name="Table_20_Contents">
      <style:text-properties officeooo:rsid="00bb7370" officeooo:paragraph-rsid="00bb7370"/>
    </style:style>
    <style:style style:name="P212" style:family="paragraph" style:parent-style-name="Table_20_Contents">
      <style:text-properties officeooo:rsid="00bd2d65" officeooo:paragraph-rsid="00bd2d65"/>
    </style:style>
    <style:style style:name="P213" style:family="paragraph" style:parent-style-name="Table_20_Contents">
      <style:text-properties officeooo:rsid="00bd7063" officeooo:paragraph-rsid="00bd7063"/>
    </style:style>
    <style:style style:name="P214" style:family="paragraph" style:parent-style-name="Standard">
      <style:text-properties officeooo:rsid="00c02cc2" officeooo:paragraph-rsid="00c02cc2"/>
    </style:style>
    <style:style style:name="P215" style:family="paragraph" style:parent-style-name="Standard">
      <style:text-properties officeooo:rsid="00c226a9" officeooo:paragraph-rsid="00c226a9"/>
    </style:style>
    <style:style style:name="P216" style:family="paragraph" style:parent-style-name="Standard">
      <style:text-properties officeooo:rsid="00c248f1" officeooo:paragraph-rsid="00c248f1"/>
    </style:style>
    <style:style style:name="P217" style:family="paragraph" style:parent-style-name="Standard">
      <style:text-properties officeooo:rsid="00c248f1" officeooo:paragraph-rsid="00c40839"/>
    </style:style>
    <style:style style:name="P218" style:family="paragraph" style:parent-style-name="Standard">
      <style:text-properties officeooo:rsid="00c248f1" officeooo:paragraph-rsid="00c43fc9"/>
    </style:style>
    <style:style style:name="P219" style:family="paragraph" style:parent-style-name="Standard">
      <style:text-properties officeooo:rsid="00c248f1" officeooo:paragraph-rsid="00c4bdd3"/>
    </style:style>
    <style:style style:name="P220" style:family="paragraph" style:parent-style-name="Standard">
      <style:text-properties officeooo:rsid="00c4bdd3" officeooo:paragraph-rsid="00c4bdd3"/>
    </style:style>
    <style:style style:name="P221" style:family="paragraph" style:parent-style-name="Standard">
      <style:text-properties officeooo:rsid="00c688da" officeooo:paragraph-rsid="00c688da"/>
    </style:style>
    <style:style style:name="P222" style:family="paragraph" style:parent-style-name="Standard">
      <style:text-properties officeooo:rsid="00c881bf" officeooo:paragraph-rsid="00c881bf"/>
    </style:style>
    <style:style style:name="P223" style:family="paragraph" style:parent-style-name="Standard">
      <style:text-properties officeooo:rsid="00b7f730" officeooo:paragraph-rsid="00b7f730"/>
    </style:style>
    <style:style style:name="P224" style:family="paragraph" style:parent-style-name="Standard">
      <style:text-properties officeooo:rsid="00ca36b9" officeooo:paragraph-rsid="00ca36b9"/>
    </style:style>
    <style:style style:name="P225" style:family="paragraph" style:parent-style-name="Standard">
      <style:text-properties officeooo:rsid="00cb2867" officeooo:paragraph-rsid="00cb2867"/>
    </style:style>
    <style:style style:name="P226" style:family="paragraph" style:parent-style-name="Standard">
      <style:text-properties officeooo:rsid="00ce2ec3" officeooo:paragraph-rsid="00ce2ec3"/>
    </style:style>
    <style:style style:name="P227" style:family="paragraph" style:parent-style-name="Standard">
      <style:paragraph-properties fo:break-before="page"/>
      <style:text-properties officeooo:rsid="00ce2ec3" officeooo:paragraph-rsid="00ce2ec3"/>
    </style:style>
    <style:style style:name="P228" style:family="paragraph" style:parent-style-name="Standard">
      <style:text-properties officeooo:rsid="00ce2ec3" officeooo:paragraph-rsid="00d8c5bc"/>
    </style:style>
    <style:style style:name="P229" style:family="paragraph" style:parent-style-name="Standard">
      <style:text-properties officeooo:rsid="00ce3168" officeooo:paragraph-rsid="00ce3168"/>
    </style:style>
    <style:style style:name="P230" style:family="paragraph" style:parent-style-name="Standard">
      <style:text-properties officeooo:rsid="00cfbd62" officeooo:paragraph-rsid="00cfbd62"/>
    </style:style>
    <style:style style:name="P231" style:family="paragraph" style:parent-style-name="Standard">
      <style:text-properties officeooo:rsid="00d02c8b" officeooo:paragraph-rsid="00d02c8b"/>
    </style:style>
    <style:style style:name="P232" style:family="paragraph" style:parent-style-name="Table_20_Contents">
      <style:text-properties officeooo:rsid="00cba8eb" officeooo:paragraph-rsid="00cba8eb"/>
    </style:style>
    <style:style style:name="P233" style:family="paragraph" style:parent-style-name="Standard">
      <style:text-properties officeooo:rsid="00d8c5bc" officeooo:paragraph-rsid="00d8c5bc"/>
    </style:style>
    <style:style style:name="P234" style:family="paragraph" style:parent-style-name="Standard">
      <style:text-properties officeooo:rsid="00da89f9" officeooo:paragraph-rsid="00da89f9"/>
    </style:style>
    <style:style style:name="P235" style:family="paragraph" style:parent-style-name="Standard">
      <style:text-properties officeooo:rsid="00dbb5cc" officeooo:paragraph-rsid="00dbb5cc"/>
    </style:style>
    <style:style style:name="P236" style:family="paragraph" style:parent-style-name="Standard">
      <style:text-properties officeooo:rsid="00de1c85" officeooo:paragraph-rsid="00de1c85"/>
    </style:style>
    <style:style style:name="P237" style:family="paragraph" style:parent-style-name="Standard">
      <style:text-properties officeooo:rsid="00deb70c" officeooo:paragraph-rsid="00deb70c"/>
    </style:style>
    <style:style style:name="P238" style:family="paragraph" style:parent-style-name="Standard">
      <style:text-properties officeooo:rsid="00d576f5" officeooo:paragraph-rsid="00d576f5"/>
    </style:style>
    <style:style style:name="P239" style:family="paragraph" style:parent-style-name="Standard">
      <style:text-properties officeooo:rsid="00e26e0d" officeooo:paragraph-rsid="00e26e0d"/>
    </style:style>
    <style:style style:name="P240" style:family="paragraph" style:parent-style-name="Standard">
      <style:text-properties officeooo:rsid="00e806a2" officeooo:paragraph-rsid="00e806a2"/>
    </style:style>
    <style:style style:name="P241" style:family="paragraph" style:parent-style-name="Standard">
      <style:text-properties officeooo:rsid="00eabf9f" officeooo:paragraph-rsid="00eabf9f"/>
    </style:style>
    <style:style style:name="P242" style:family="paragraph" style:parent-style-name="Standard">
      <style:text-properties officeooo:rsid="00ebef1e" officeooo:paragraph-rsid="00eabf9f"/>
    </style:style>
    <style:style style:name="P243" style:family="paragraph" style:parent-style-name="Standard">
      <style:paragraph-properties fo:break-before="page"/>
      <style:text-properties officeooo:rsid="00ebef1e" officeooo:paragraph-rsid="00eabf9f"/>
    </style:style>
    <style:style style:name="P244" style:family="paragraph" style:parent-style-name="Standard">
      <style:text-properties officeooo:rsid="00ebef1e" officeooo:paragraph-rsid="00f0adb0"/>
    </style:style>
    <style:style style:name="P245" style:family="paragraph" style:parent-style-name="Standard">
      <style:text-properties officeooo:rsid="00edb8b4" officeooo:paragraph-rsid="00edb8b4"/>
    </style:style>
    <style:style style:name="P246" style:family="paragraph" style:parent-style-name="Standard">
      <style:text-properties officeooo:rsid="00eeb69c" officeooo:paragraph-rsid="00eeb69c"/>
    </style:style>
    <style:style style:name="P247" style:family="paragraph" style:parent-style-name="Standard">
      <style:text-properties officeooo:rsid="00ef925c" officeooo:paragraph-rsid="00ef925c"/>
    </style:style>
    <style:style style:name="P248" style:family="paragraph" style:parent-style-name="Standard">
      <style:text-properties officeooo:rsid="00f0adb0" officeooo:paragraph-rsid="00f0adb0"/>
    </style:style>
    <style:style style:name="P249" style:family="paragraph" style:parent-style-name="Standard">
      <style:text-properties officeooo:rsid="00f25e6b" officeooo:paragraph-rsid="00f25e6b"/>
    </style:style>
    <style:style style:name="P250" style:family="paragraph" style:parent-style-name="Standard">
      <style:text-properties officeooo:rsid="00f2cc74" officeooo:paragraph-rsid="00f2cc74"/>
    </style:style>
    <style:style style:name="P251" style:family="paragraph" style:parent-style-name="Standard">
      <style:text-properties officeooo:rsid="00f4a7d8" officeooo:paragraph-rsid="00f4a7d8"/>
    </style:style>
    <style:style style:name="P252" style:family="paragraph" style:parent-style-name="Standard">
      <style:text-properties officeooo:rsid="00f574b8" officeooo:paragraph-rsid="00f574b8"/>
    </style:style>
    <style:style style:name="P253" style:family="paragraph" style:parent-style-name="Standard">
      <style:text-properties officeooo:rsid="00fa3dc6" officeooo:paragraph-rsid="00fa3dc6"/>
    </style:style>
    <style:style style:name="P254" style:family="paragraph" style:parent-style-name="Standard">
      <style:text-properties officeooo:rsid="00fbad59" officeooo:paragraph-rsid="00fbad59"/>
    </style:style>
    <style:style style:name="P255" style:family="paragraph" style:parent-style-name="Standard">
      <style:text-properties officeooo:rsid="00fbad59" officeooo:paragraph-rsid="00fbe553"/>
    </style:style>
    <style:style style:name="P256" style:family="paragraph" style:parent-style-name="Standard">
      <style:text-properties officeooo:rsid="00fbad59" officeooo:paragraph-rsid="00fdcfa9"/>
    </style:style>
    <style:style style:name="P257" style:family="paragraph" style:parent-style-name="Standard">
      <style:text-properties officeooo:rsid="00fbad59" officeooo:paragraph-rsid="00ff2c45"/>
    </style:style>
    <style:style style:name="P258" style:family="paragraph" style:parent-style-name="Standard">
      <style:text-properties officeooo:rsid="00ff2c45" officeooo:paragraph-rsid="00ff2c45"/>
    </style:style>
    <style:style style:name="P259" style:family="paragraph" style:parent-style-name="Standard">
      <style:text-properties officeooo:rsid="01017236" officeooo:paragraph-rsid="01017236"/>
    </style:style>
    <style:style style:name="P260" style:family="paragraph" style:parent-style-name="Standard">
      <style:text-properties officeooo:rsid="0101dd71" officeooo:paragraph-rsid="0101dd71"/>
    </style:style>
    <style:style style:name="P261" style:family="paragraph" style:parent-style-name="Standard">
      <style:text-properties officeooo:rsid="0102e1aa" officeooo:paragraph-rsid="0102e1aa"/>
    </style:style>
    <style:style style:name="P262" style:family="paragraph" style:parent-style-name="Standard">
      <style:text-properties officeooo:rsid="01049a72" officeooo:paragraph-rsid="01049a72"/>
    </style:style>
    <style:style style:name="P263" style:family="paragraph" style:parent-style-name="Standard">
      <style:text-properties fo:font-style="normal" officeooo:rsid="0102e1aa" officeooo:paragraph-rsid="0102e1aa" style:font-style-asian="normal" style:font-style-complex="normal"/>
    </style:style>
    <style:style style:name="P264" style:family="paragraph" style:parent-style-name="Standard">
      <style:text-properties officeooo:rsid="01060322" officeooo:paragraph-rsid="01060322"/>
    </style:style>
    <style:style style:name="P265" style:family="paragraph" style:parent-style-name="Standard">
      <style:text-properties officeooo:rsid="0109867f" officeooo:paragraph-rsid="0109867f"/>
    </style:style>
    <style:style style:name="P266" style:family="paragraph" style:parent-style-name="Standard">
      <style:text-properties officeooo:rsid="0109acad" officeooo:paragraph-rsid="0109acad"/>
    </style:style>
    <style:style style:name="P267" style:family="paragraph" style:parent-style-name="Table_20_Contents">
      <style:text-properties officeooo:rsid="0109acad" officeooo:paragraph-rsid="0109acad"/>
    </style:style>
    <style:style style:name="P268" style:family="paragraph" style:parent-style-name="Table_20_Heading">
      <style:text-properties officeooo:rsid="0109acad" officeooo:paragraph-rsid="0109acad"/>
    </style:style>
    <style:style style:name="P269" style:family="paragraph" style:parent-style-name="Standard">
      <style:text-properties officeooo:rsid="010c6016" officeooo:paragraph-rsid="010c6016"/>
    </style:style>
    <style:style style:name="P270" style:family="paragraph" style:parent-style-name="Standard">
      <style:text-properties officeooo:rsid="01165c68" officeooo:paragraph-rsid="01165c68"/>
    </style:style>
    <style:style style:name="P271" style:family="paragraph" style:parent-style-name="Table_20_Contents">
      <style:text-properties officeooo:rsid="01165c68" officeooo:paragraph-rsid="01165c68"/>
    </style:style>
    <style:style style:name="P272" style:family="paragraph" style:parent-style-name="Table_20_Contents">
      <style:text-properties officeooo:rsid="010e5a83" officeooo:paragraph-rsid="010e5a83"/>
    </style:style>
    <style:style style:name="P273" style:family="paragraph" style:parent-style-name="Table_20_Contents">
      <style:text-properties officeooo:rsid="010f5245" officeooo:paragraph-rsid="010f5245"/>
    </style:style>
    <style:style style:name="P274" style:family="paragraph" style:parent-style-name="Table_20_Contents">
      <style:text-properties officeooo:rsid="01108780" officeooo:paragraph-rsid="01108780"/>
    </style:style>
    <style:style style:name="P275" style:family="paragraph" style:parent-style-name="Table_20_Contents">
      <style:text-properties officeooo:rsid="01115f28" officeooo:paragraph-rsid="0112fb40"/>
    </style:style>
    <style:style style:name="P276" style:family="paragraph" style:parent-style-name="Table_20_Contents">
      <style:text-properties officeooo:rsid="01148f6c" officeooo:paragraph-rsid="01148f6c"/>
    </style:style>
    <style:style style:name="P277" style:family="paragraph" style:parent-style-name="Standard">
      <style:text-properties officeooo:rsid="01183021" officeooo:paragraph-rsid="0122415e"/>
    </style:style>
    <style:style style:name="P278" style:family="paragraph" style:parent-style-name="Standard">
      <style:text-properties officeooo:rsid="0119732e" officeooo:paragraph-rsid="0122415e"/>
    </style:style>
    <style:style style:name="P279" style:family="paragraph" style:parent-style-name="Standard">
      <style:text-properties officeooo:rsid="011a3ee9" officeooo:paragraph-rsid="0122415e"/>
    </style:style>
    <style:style style:name="P280" style:family="paragraph" style:parent-style-name="Standard">
      <style:text-properties officeooo:rsid="011c2640" officeooo:paragraph-rsid="01183021"/>
    </style:style>
    <style:style style:name="P281" style:family="paragraph" style:parent-style-name="Standard">
      <style:text-properties officeooo:rsid="011c2640" officeooo:paragraph-rsid="0122415e"/>
    </style:style>
    <style:style style:name="P282" style:family="paragraph" style:parent-style-name="Standard">
      <style:text-properties officeooo:rsid="011dc897" officeooo:paragraph-rsid="011dc897"/>
    </style:style>
    <style:style style:name="P283" style:family="paragraph" style:parent-style-name="Standard">
      <style:text-properties officeooo:rsid="011f4d0a" officeooo:paragraph-rsid="011f4d0a"/>
    </style:style>
    <style:style style:name="P284" style:family="paragraph" style:parent-style-name="Standard">
      <style:text-properties officeooo:rsid="0120d959" officeooo:paragraph-rsid="0120d959"/>
    </style:style>
    <style:style style:name="P285" style:family="paragraph" style:parent-style-name="Standard">
      <style:text-properties officeooo:rsid="012169c9" officeooo:paragraph-rsid="012169c9"/>
    </style:style>
    <style:style style:name="P286"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c68e6" officeooo:paragraph-rsid="000c68e6" style:font-size-asian="15pt" style:font-weight-asian="bold" style:font-size-complex="15pt" style:font-weight-complex="bold"/>
    </style:style>
    <style:style style:name="P287" style:family="paragraph" style:parent-style-name="Standard">
      <style:text-properties officeooo:rsid="0125cc2b" officeooo:paragraph-rsid="0125cc2b"/>
    </style:style>
    <style:style style:name="P288" style:family="paragraph" style:parent-style-name="Standard">
      <style:text-properties officeooo:rsid="0126efcb" officeooo:paragraph-rsid="0126efcb"/>
    </style:style>
    <style:style style:name="P289" style:family="paragraph" style:parent-style-name="Standard">
      <style:text-properties officeooo:rsid="0097b8ba" officeooo:paragraph-rsid="0097b8ba"/>
    </style:style>
    <style:style style:name="P290" style:family="paragraph" style:parent-style-name="Standard">
      <style:paragraph-properties fo:break-before="page"/>
      <style:text-properties officeooo:rsid="0097b8ba" officeooo:paragraph-rsid="0097b8ba"/>
    </style:style>
    <style:style style:name="P291" style:family="paragraph" style:parent-style-name="Standard">
      <style:text-properties officeooo:rsid="01293b87" officeooo:paragraph-rsid="01293b87"/>
    </style:style>
    <style:style style:name="P292" style:family="paragraph" style:parent-style-name="Standard">
      <style:text-properties style:text-underline-style="solid" style:text-underline-width="auto" style:text-underline-color="font-color" fo:font-weight="bold" officeooo:rsid="01293b87" officeooo:paragraph-rsid="01293b87" style:font-weight-asian="bold" style:font-weight-complex="bold"/>
    </style:style>
    <style:style style:name="P293" style:family="paragraph" style:parent-style-name="Standard">
      <style:text-properties officeooo:rsid="012a8ccd" officeooo:paragraph-rsid="012a8ccd"/>
    </style:style>
    <style:style style:name="P294" style:family="paragraph" style:parent-style-name="Standard">
      <style:text-properties officeooo:rsid="012c225c" officeooo:paragraph-rsid="012c225c"/>
    </style:style>
    <style:style style:name="P295" style:family="paragraph" style:parent-style-name="Standard">
      <style:text-properties officeooo:rsid="012d5617" officeooo:paragraph-rsid="012d5617"/>
    </style:style>
    <style:style style:name="P296" style:family="paragraph" style:parent-style-name="Standard">
      <style:text-properties officeooo:rsid="012d5b56" officeooo:paragraph-rsid="012d5b56"/>
    </style:style>
    <style:style style:name="P297" style:family="paragraph" style:parent-style-name="Standard">
      <style:text-properties officeooo:rsid="012d7ae9" officeooo:paragraph-rsid="012d7ae9"/>
    </style:style>
    <style:style style:name="P298" style:family="paragraph" style:parent-style-name="Standard">
      <style:text-properties officeooo:rsid="012dd884" officeooo:paragraph-rsid="012dd884"/>
    </style:style>
    <style:style style:name="P299" style:family="paragraph" style:parent-style-name="Standard">
      <style:text-properties officeooo:rsid="012eea2f" officeooo:paragraph-rsid="012eea2f"/>
    </style:style>
    <style:style style:name="P300" style:family="paragraph" style:parent-style-name="Standard">
      <style:text-properties officeooo:rsid="012fa627" officeooo:paragraph-rsid="012fa627"/>
    </style:style>
    <style:style style:name="T1" style:family="text">
      <style:text-properties officeooo:rsid="000f591d"/>
    </style:style>
    <style:style style:name="T2" style:family="text">
      <style:text-properties officeooo:rsid="001111af"/>
    </style:style>
    <style:style style:name="T3" style:family="text">
      <style:text-properties officeooo:rsid="001209d3"/>
    </style:style>
    <style:style style:name="T4" style:family="text">
      <style:text-properties officeooo:rsid="00134afe"/>
    </style:style>
    <style:style style:name="T5" style:family="text">
      <style:text-properties officeooo:rsid="001d3595"/>
    </style:style>
    <style:style style:name="T6" style:family="text">
      <style:text-properties officeooo:rsid="001f2b13"/>
    </style:style>
    <style:style style:name="T7" style:family="text">
      <style:text-properties officeooo:rsid="0020c992"/>
    </style:style>
    <style:style style:name="T8" style:family="text">
      <style:text-properties officeooo:rsid="0021ca21"/>
    </style:style>
    <style:style style:name="T9" style:family="text">
      <style:text-properties officeooo:rsid="00237ddf"/>
    </style:style>
    <style:style style:name="T10" style:family="text">
      <style:text-properties officeooo:rsid="0025a27d"/>
    </style:style>
    <style:style style:name="T11" style:family="text">
      <style:text-properties officeooo:rsid="00260eda"/>
    </style:style>
    <style:style style:name="T12" style:family="text">
      <style:text-properties officeooo:rsid="002688bc"/>
    </style:style>
    <style:style style:name="T13" style:family="text">
      <style:text-properties fo:font-style="normal" style:font-style-asian="normal" style:font-style-complex="normal"/>
    </style:style>
    <style:style style:name="T14" style:family="text">
      <style:text-properties fo:font-style="normal" officeooo:rsid="0104b044" style:font-style-asian="normal" style:font-style-complex="normal"/>
    </style:style>
    <style:style style:name="T15" style:family="text">
      <style:text-properties officeooo:rsid="002760d0"/>
    </style:style>
    <style:style style:name="T16" style:family="text">
      <style:text-properties officeooo:rsid="002925a9"/>
    </style:style>
    <style:style style:name="T17" style:family="text">
      <style:text-properties officeooo:rsid="002e4c24"/>
    </style:style>
    <style:style style:name="T18" style:family="text">
      <style:text-properties officeooo:rsid="002fcfee"/>
    </style:style>
    <style:style style:name="T19" style:family="text">
      <style:text-properties officeooo:rsid="0030be60"/>
    </style:style>
    <style:style style:name="T20" style:family="text">
      <style:text-properties officeooo:rsid="0031453b"/>
    </style:style>
    <style:style style:name="T21" style:family="text">
      <style:text-properties officeooo:rsid="00348db0"/>
    </style:style>
    <style:style style:name="T22" style:family="text">
      <style:text-properties officeooo:rsid="0030595c"/>
    </style:style>
    <style:style style:name="T23" style:family="text">
      <style:text-properties officeooo:rsid="0038416d"/>
    </style:style>
    <style:style style:name="T24" style:family="text">
      <style:text-properties officeooo:rsid="0039133e"/>
    </style:style>
    <style:style style:name="T25" style:family="text">
      <style:text-properties officeooo:rsid="003ac6bd"/>
    </style:style>
    <style:style style:name="T26" style:family="text">
      <style:text-properties officeooo:rsid="003c4d56"/>
    </style:style>
    <style:style style:name="T27" style:family="text">
      <style:text-properties officeooo:rsid="003e4a58"/>
    </style:style>
    <style:style style:name="T28" style:family="text">
      <style:text-properties officeooo:rsid="0043979f"/>
    </style:style>
    <style:style style:name="T29" style:family="text">
      <style:text-properties officeooo:rsid="0044308f"/>
    </style:style>
    <style:style style:name="T30" style:family="text">
      <style:text-properties officeooo:rsid="00457567"/>
    </style:style>
    <style:style style:name="T31" style:family="text">
      <style:text-properties officeooo:rsid="00485c2f"/>
    </style:style>
    <style:style style:name="T32" style:family="text">
      <style:text-properties officeooo:rsid="004adcd5"/>
    </style:style>
    <style:style style:name="T33" style:family="text">
      <style:text-properties officeooo:rsid="0052f447"/>
    </style:style>
    <style:style style:name="T34" style:family="text">
      <style:text-properties officeooo:rsid="005d17c4"/>
    </style:style>
    <style:style style:name="T35" style:family="text">
      <style:text-properties officeooo:rsid="00619dd2"/>
    </style:style>
    <style:style style:name="T36" style:family="text">
      <style:text-properties officeooo:rsid="0063949b"/>
    </style:style>
    <style:style style:name="T37" style:family="text">
      <style:text-properties officeooo:rsid="0068e9d8"/>
    </style:style>
    <style:style style:name="T38" style:family="text">
      <style:text-properties officeooo:rsid="0069dfcb"/>
    </style:style>
    <style:style style:name="T39" style:family="text">
      <style:text-properties officeooo:rsid="006da8e1"/>
    </style:style>
    <style:style style:name="T40" style:family="text">
      <style:text-properties officeooo:rsid="007229b2"/>
    </style:style>
    <style:style style:name="T41" style:family="text">
      <style:text-properties officeooo:rsid="0073d2ea"/>
    </style:style>
    <style:style style:name="T42" style:family="text">
      <style:text-properties officeooo:rsid="007573e0"/>
    </style:style>
    <style:style style:name="T43" style:family="text">
      <style:text-properties officeooo:rsid="007bf419"/>
    </style:style>
    <style:style style:name="T44" style:family="text">
      <style:text-properties officeooo:rsid="0081229b"/>
    </style:style>
    <style:style style:name="T45" style:family="text">
      <style:text-properties officeooo:rsid="00826b6a"/>
    </style:style>
    <style:style style:name="T46" style:family="text">
      <style:text-properties officeooo:rsid="0086b5b2"/>
    </style:style>
    <style:style style:name="T47" style:family="text">
      <style:text-properties officeooo:rsid="0087bfa9"/>
    </style:style>
    <style:style style:name="T48" style:family="text">
      <style:text-properties officeooo:rsid="008afac4"/>
    </style:style>
    <style:style style:name="T49" style:family="text">
      <style:text-properties officeooo:rsid="008d1aef"/>
    </style:style>
    <style:style style:name="T50" style:family="text">
      <style:text-properties officeooo:rsid="008f0dbb"/>
    </style:style>
    <style:style style:name="T51" style:family="text">
      <style:text-properties officeooo:rsid="0094439c"/>
    </style:style>
    <style:style style:name="T52" style:family="text">
      <style:text-properties officeooo:rsid="009ae7ec"/>
    </style:style>
    <style:style style:name="T53" style:family="text">
      <style:text-properties officeooo:rsid="009b0fe7"/>
    </style:style>
    <style:style style:name="T54" style:family="text">
      <style:text-properties officeooo:rsid="009caa3e"/>
    </style:style>
    <style:style style:name="T55" style:family="text">
      <style:text-properties officeooo:rsid="009f3367"/>
    </style:style>
    <style:style style:name="T56" style:family="text">
      <style:text-properties officeooo:rsid="00a4496f"/>
    </style:style>
    <style:style style:name="T57" style:family="text">
      <style:text-properties officeooo:rsid="00a58469"/>
    </style:style>
    <style:style style:name="T58" style:family="text">
      <style:text-properties officeooo:rsid="00a5ae75"/>
    </style:style>
    <style:style style:name="T59" style:family="text">
      <style:text-properties officeooo:rsid="00a805ff"/>
    </style:style>
    <style:style style:name="T60" style:family="text">
      <style:text-properties officeooo:rsid="00aadd7c"/>
    </style:style>
    <style:style style:name="T61" style:family="text">
      <style:text-properties officeooo:rsid="00ae6b93"/>
    </style:style>
    <style:style style:name="T62" style:family="text">
      <style:text-properties officeooo:rsid="00afc44c"/>
    </style:style>
    <style:style style:name="T63" style:family="text">
      <style:text-properties officeooo:rsid="00b1806d"/>
    </style:style>
    <style:style style:name="T64" style:family="text">
      <style:text-properties officeooo:rsid="00b708ba"/>
    </style:style>
    <style:style style:name="T65" style:family="text">
      <style:text-properties officeooo:rsid="00bd377e"/>
    </style:style>
    <style:style style:name="T66" style:family="text">
      <style:text-properties officeooo:rsid="00be40c6"/>
    </style:style>
    <style:style style:name="T67" style:family="text">
      <style:text-properties officeooo:rsid="00c40839"/>
    </style:style>
    <style:style style:name="T68" style:family="text">
      <style:text-properties officeooo:rsid="00c43fc9"/>
    </style:style>
    <style:style style:name="T69" style:family="text">
      <style:text-properties officeooo:rsid="00c4bdd3"/>
    </style:style>
    <style:style style:name="T70" style:family="text">
      <style:text-properties officeooo:rsid="00ca0d4e"/>
    </style:style>
    <style:style style:name="T71" style:family="text">
      <style:text-properties officeooo:rsid="00ca1943"/>
    </style:style>
    <style:style style:name="T72" style:family="text">
      <style:text-properties officeooo:rsid="00d2509e"/>
    </style:style>
    <style:style style:name="T73" style:family="text">
      <style:text-properties officeooo:rsid="00d43e0c"/>
    </style:style>
    <style:style style:name="T74" style:family="text">
      <style:text-properties officeooo:rsid="00d68856"/>
    </style:style>
    <style:style style:name="T75" style:family="text">
      <style:text-properties officeooo:rsid="00d7531a"/>
    </style:style>
    <style:style style:name="T76" style:family="text">
      <style:text-properties officeooo:rsid="00d8c5bc"/>
    </style:style>
    <style:style style:name="T77" style:family="text">
      <style:text-properties officeooo:rsid="00da89f9"/>
    </style:style>
    <style:style style:name="T78" style:family="text">
      <style:text-properties officeooo:rsid="00dbb5cc"/>
    </style:style>
    <style:style style:name="T79" style:family="text">
      <style:text-properties officeooo:rsid="00dd0c27"/>
    </style:style>
    <style:style style:name="T80" style:family="text">
      <style:text-properties officeooo:rsid="00e3ea0a"/>
    </style:style>
    <style:style style:name="T81" style:family="text">
      <style:text-properties officeooo:rsid="00e537e3"/>
    </style:style>
    <style:style style:name="T82" style:family="text">
      <style:text-properties officeooo:rsid="00e62286"/>
    </style:style>
    <style:style style:name="T83" style:family="text">
      <style:text-properties officeooo:rsid="00e98529"/>
    </style:style>
    <style:style style:name="T84" style:family="text">
      <style:text-properties officeooo:rsid="00ebef1e"/>
    </style:style>
    <style:style style:name="T85" style:family="text">
      <style:text-properties officeooo:rsid="00eccd99"/>
    </style:style>
    <style:style style:name="T86" style:family="text">
      <style:text-properties officeooo:rsid="00f4a7d8"/>
    </style:style>
    <style:style style:name="T87" style:family="text">
      <style:text-properties officeooo:rsid="00f574b8"/>
    </style:style>
    <style:style style:name="T88" style:family="text">
      <style:text-properties officeooo:rsid="00f7214e"/>
    </style:style>
    <style:style style:name="T89" style:family="text">
      <style:text-properties officeooo:rsid="00f7cbe0"/>
    </style:style>
    <style:style style:name="T90" style:family="text">
      <style:text-properties officeooo:rsid="00f979e5"/>
    </style:style>
    <style:style style:name="T91" style:family="text">
      <style:text-properties officeooo:rsid="00fbe553"/>
    </style:style>
    <style:style style:name="T92" style:family="text">
      <style:text-properties officeooo:rsid="00fdcfa9"/>
    </style:style>
    <style:style style:name="T93" style:family="text">
      <style:text-properties officeooo:rsid="00ff2c45"/>
    </style:style>
    <style:style style:name="T94" style:family="text">
      <style:text-properties officeooo:rsid="00ff86a0"/>
    </style:style>
    <style:style style:name="T95" style:family="text">
      <style:text-properties officeooo:rsid="01031c18"/>
    </style:style>
    <style:style style:name="T96" style:family="text">
      <style:text-properties officeooo:rsid="0050999f"/>
    </style:style>
    <style:style style:name="T97" style:family="text">
      <style:text-properties officeooo:rsid="00c02cc2"/>
    </style:style>
    <style:style style:name="T98" style:family="text">
      <style:text-properties officeooo:rsid="0109867f"/>
    </style:style>
    <style:style style:name="T99" style:family="text">
      <style:text-properties officeooo:rsid="010e5a83"/>
    </style:style>
    <style:style style:name="T100" style:family="text">
      <style:text-properties officeooo:rsid="00bd7063"/>
    </style:style>
    <style:style style:name="T101" style:family="text">
      <style:text-properties officeooo:rsid="01115f28"/>
    </style:style>
    <style:style style:name="T102" style:family="text">
      <style:text-properties officeooo:rsid="01165c68"/>
    </style:style>
    <style:style style:name="T103" style:family="text">
      <style:text-properties officeooo:rsid="011a3ee9"/>
    </style:style>
    <style:style style:name="T104" style:family="text">
      <style:text-properties officeooo:rsid="01230ef1"/>
    </style:style>
    <style:style style:name="T105" style:family="text">
      <style:text-properties officeooo:rsid="0124286e"/>
    </style:style>
    <style:style style:name="T106" style:family="text">
      <style:text-properties officeooo:rsid="0128b7ad"/>
    </style:style>
    <style:style style:name="T107" style:family="text">
      <style:text-properties officeooo:rsid="012d5617"/>
    </style:style>
    <style:style style:name="T108" style:family="text">
      <style:text-properties officeooo:rsid="012dd884"/>
    </style:style>
    <style:style style:name="T109" style:family="text">
      <style:text-properties officeooo:rsid="012e3a50"/>
    </style:style>
    <style:style style:name="T110" style:family="text">
      <style:text-properties officeooo:rsid="012eea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span text:style-name="T106">7</text:span>-May-2025 <text:span text:style-name="T39">9</text:span><text:span text:style-name="T19">:16 <text:s/></text:span><text:span text:style-name="T72">0</text:span><text:span text:style-name="T104">5</text:span><text:span text:style-name="T105">11</text:span></text:p>
      <text:p text:style-name="P4">John Braddock</text:p>
      <text:p text:style-name="P286">VMS summary</text:p>
      <text:p text:style-name="P2"/>
      <text:p text:style-name="P6">Intro</text:p>
      <text:p text:style-name="P3">A summary of VMS for application programmers. <text:span text:style-name="T1">This document covers the essentials of VMS needed to develop and maintain code.</text:span></text:p>
      <text:p text:style-name="P3"/>
      <text:p text:style-name="P7">Concepts</text:p>
      <text:p text:style-name="P42">Commands can be abbreviated to the minimum unique characters.</text:p>
      <text:p text:style-name="P42"/>
      <text:p text:style-name="P42">A running pr<text:span text:style-name="T66">o</text:span>gram is called an image.</text:p>
      <text:p text:style-name="P42">A process is the context in which images run</text:p>
      <text:p text:style-name="P42"/>
      <text:p text:style-name="P7">Common commands</text:p>
      <text:p text:style-name="P38"/>
      <table:table table:name="Table1" table:style-name="Table1">
        <table:table-column table:style-name="Table1.A"/>
        <table:table-column table:style-name="Table1.B"/>
        <table:table-header-rows>
          <table:table-row table:style-name="TableLine2830273538816">
            <table:table-cell table:style-name="Table1.A1" office:value-type="string">
              <text:p text:style-name="P40">Command</text:p>
            </table:table-cell>
            <table:table-cell table:style-name="Table1.B1" office:value-type="string">
              <text:p text:style-name="P40">Purpose</text:p>
            </table:table-cell>
          </table:table-row>
        </table:table-header-rows>
        <table:table-row table:style-name="TableLine2830273538240">
          <table:table-cell table:style-name="Table1.A2" office:value-type="string">
            <text:p text:style-name="P39">DIR</text:p>
          </table:table-cell>
          <table:table-cell table:style-name="Table1.B2" office:value-type="string">
            <text:p text:style-name="P39">Listing of the current directory</text:p>
          </table:table-cell>
        </table:table-row>
        <table:table-row table:style-name="TableLine2830273544864">
          <table:table-cell table:style-name="Table1.A2" office:value-type="string">
            <text:p text:style-name="P39">SH DEF</text:p>
          </table:table-cell>
          <table:table-cell table:style-name="Table1.B2" office:value-type="string">
            <text:p text:style-name="P39">Show the default directory</text:p>
          </table:table-cell>
        </table:table-row>
        <table:table-row table:style-name="TableLine2830273535648">
          <table:table-cell table:style-name="Table1.A2" office:value-type="string">
            <text:p text:style-name="P39">SET DEF dir</text:p>
          </table:table-cell>
          <table:table-cell table:style-name="Table1.B2" office:value-type="string">
            <text:p text:style-name="P39">Set the default directory</text:p>
          </table:table-cell>
        </table:table-row>
        <table:table-row table:style-name="TableLine2830273542848">
          <table:table-cell table:style-name="Table1.A2" office:value-type="string">
            <text:p text:style-name="P158">SET PROT=codes/DEFAULT</text:p>
          </table:table-cell>
          <table:table-cell table:style-name="Table1.B2" office:value-type="string">
            <text:p text:style-name="P158">SETS PROTECTION as the default for files created in the current process.</text:p>
          </table:table-cell>
        </table:table-row>
        <table:table-row table:style-name="TableLine2830273541120">
          <table:table-cell table:style-name="Table1.A2" office:value-type="string">
            <text:p text:style-name="P39">SH US</text:p>
          </table:table-cell>
          <table:table-cell table:style-name="Table1.B2" office:value-type="string">
            <text:p text:style-name="P39">Show the list of users logged in</text:p>
          </table:table-cell>
        </table:table-row>
        <table:table-row table:style-name="TableLine2830273539680">
          <table:table-cell table:style-name="Table1.A2" office:value-type="string">
            <text:p text:style-name="P39">SH SYS</text:p>
          </table:table-cell>
          <table:table-cell table:style-name="Table1.B2" office:value-type="string">
            <text:p text:style-name="P39">Show the processes running on the system</text:p>
          </table:table-cell>
        </table:table-row>
        <table:table-row table:style-name="TableLine2830273545440">
          <table:table-cell table:style-name="Table1.A2" office:value-type="string">
            <text:p text:style-name="P65">SH QUE/BAT/ALL</text:p>
          </table:table-cell>
          <table:table-cell table:style-name="Table1.B2" office:value-type="string">
            <text:p text:style-name="P65">Show jobs running or qued on batch queue</text:p>
          </table:table-cell>
        </table:table-row>
        <table:table-row table:style-name="TableLine2830273548320">
          <table:table-cell table:style-name="Table1.A2" office:value-type="string">
            <text:p text:style-name="P189">SH TI</text:p>
          </table:table-cell>
          <table:table-cell table:style-name="Table1.B2" office:value-type="string">
            <text:p text:style-name="P189">Show the current time</text:p>
          </table:table-cell>
        </table:table-row>
        <table:table-row table:style-name="TableLine2830273545728">
          <table:table-cell table:style-name="Table1.A2" office:value-type="string">
            <text:p text:style-name="P190">TYPE filenm</text:p>
          </table:table-cell>
          <table:table-cell table:style-name="Table1.B2" office:value-type="string">
            <text:p text:style-name="P190">List the file on the screen.</text:p>
          </table:table-cell>
        </table:table-row>
        <table:table-row table:style-name="TableLine2830273543136">
          <table:table-cell table:style-name="Table1.A2" office:value-type="string">
            <text:p text:style-name="P191">COP/<text:span text:style-name="T43">LOG</text:span> filenm1 filenm2</text:p>
            <text:p text:style-name="P191">COP/<text:span text:style-name="T43">LOG</text:span> filenm1 [dir.subdir]</text:p>
          </table:table-cell>
          <table:table-cell table:style-name="Table1.B2" office:value-type="string">
            <text:p text:style-name="P191">Copy a file</text:p>
            <text:p text:style-name="P191">copy file to a directory</text:p>
          </table:table-cell>
        </table:table-row>
        <table:table-row table:style-name="TableLine2830273543712">
          <table:table-cell table:style-name="Table1.A2" office:value-type="string">
            <text:p text:style-name="P232">APPEND file1 file2</text:p>
          </table:table-cell>
          <table:table-cell table:style-name="Table1.B2" office:value-type="string">
            <text:p text:style-name="P232">Append files</text:p>
          </table:table-cell>
        </table:table-row>
        <table:table-row table:style-name="TableLine2830273540256">
          <table:table-cell table:style-name="Table1.A2" office:value-type="string">
            <text:p text:style-name="P192">DEL filenm.ext;ver</text:p>
            <text:p text:style-name="P192">REN filenm1 filenm2</text:p>
          </table:table-cell>
          <table:table-cell table:style-name="Table1.B2" office:value-type="string">
            <text:p text:style-name="P192">Delete a file. Use * for ver to delete all versions.</text:p>
            <text:p text:style-name="P192">rename a file</text:p>
          </table:table-cell>
        </table:table-row>
        <table:table-row table:style-name="TableLine2830273538528">
          <table:table-cell table:style-name="Table1.A2" office:value-type="string">
            <text:p text:style-name="P204">PURGE filenm.ext</text:p>
          </table:table-cell>
          <table:table-cell table:style-name="Table1.B2" office:value-type="string">
            <text:p text:style-name="P204">Deletes all versions of a file except the most recent.</text:p>
          </table:table-cell>
        </table:table-row>
        <table:table-row table:style-name="TableLine2830273543424">
          <table:table-cell table:style-name="Table1.A2" office:value-type="string">
            <text:p text:style-name="P210">DIFF/mode=ascii file1.dat file2.dat</text:p>
          </table:table-cell>
          <table:table-cell table:style-name="Table1.B2" office:value-type="string">
            <text:p text:style-name="P210">Displays differences between two files.</text:p>
          </table:table-cell>
        </table:table-row>
        <table:table-row table:style-name="TableLine2830273549184">
          <table:table-cell table:style-name="Table1.A2" office:value-type="string">
            <text:p text:style-name="P212">SEARCHfilenm.ext “str” </text:p>
          </table:table-cell>
          <table:table-cell table:style-name="Table1.B2" office:value-type="string">
            <text:p text:style-name="P212">Searches the file for the <text:span text:style-name="T65">s</text:span>tring.</text:p>
          </table:table-cell>
        </table:table-row>
        <table:table-row table:style-name="TableLine2830273539104">
          <table:table-cell table:style-name="Table1.A2" office:value-type="string">
            <text:p text:style-name="P39">COBOL filename</text:p>
          </table:table-cell>
          <table:table-cell table:style-name="Table1.B2" office:value-type="string">
            <text:p text:style-name="P39">Compile the file using the COBOL compiler to create an OBJ file</text:p>
          </table:table-cell>
        </table:table-row>
        <table:table-row table:style-name="TableLine2830273540544">
          <table:table-cell table:style-name="Table1.A2" office:value-type="string">
            <text:p text:style-name="P39">LINK filename1,filename2,...</text:p>
          </table:table-cell>
          <table:table-cell table:style-name="Table1.B2" office:value-type="string">
            <text:p text:style-name="P39">Link the OBJ files files </text:p>
          </table:table-cell>
        </table:table-row>
        <table:table-row table:style-name="TableLine2830273546592">
          <table:table-cell table:style-name="Table1.A2" office:value-type="string">
            <text:p text:style-name="P39">RUN filename</text:p>
          </table:table-cell>
          <table:table-cell table:style-name="Table1.B2" office:value-type="string">
            <text:p text:style-name="P39">Run the program</text:p>
          </table:table-cell>
        </table:table-row>
        <table:table-row table:style-name="TableLine2830273544000">
          <table:table-cell table:style-name="Table1.A2" office:value-type="string">
            <text:p text:style-name="P187">CREATE/DIR/VER=3 [.dirnm]</text:p>
          </table:table-cell>
          <table:table-cell table:style-name="Table1.B2" office:value-type="string">
            <text:p text:style-name="P187">Creates a subdirectory that will retain the latest three versions of any file.</text:p>
          </table:table-cell>
        </table:table-row>
        <table:table-row table:style-name="TableLine2830273547456">
          <table:table-cell table:style-name="Table1.A2" office:value-type="string">
            <text:p text:style-name="P195">INQUIRE <text:s/>mysym “prompt”</text:p>
          </table:table-cell>
          <table:table-cell table:style-name="Table1.B2" office:value-type="string">
            <text:p text:style-name="P195">Gets data for mysym from the screen.</text:p>
          </table:table-cell>
        </table:table-row>
        <table:table-row table:style-name="TableLine2830273547168">
          <table:table-cell table:style-name="Table1.A2" office:value-type="string">
            <text:p text:style-name="P143">@procnm</text:p>
          </table:table-cell>
          <table:table-cell table:style-name="Table1.B2" office:value-type="string">
            <text:p text:style-name="P143">Runs a dcl command procedure.</text:p>
          </table:table-cell>
        </table:table-row>
        <text:soft-page-break/>
        <table:table-row table:style-name="TableLine2830273544288">
          <table:table-cell table:style-name="Table1.A2" office:value-type="string">
            <text:p text:style-name="P211">RECALL/ALL</text:p>
          </table:table-cell>
          <table:table-cell table:style-name="Table1.B2" office:value-type="string">
            <text:p text:style-name="P211">Recalls previous commands</text:p>
          </table:table-cell>
        </table:table-row>
      </table:table>
      <text:p text:style-name="P38"/>
      <text:p text:style-name="P38"/>
      <text:p text:style-name="P153">Ctrl T shows info about the current process for example while an image is running.</text:p>
      <text:p text:style-name="P154">Ctrl Z cancels a command</text:p>
      <text:p text:style-name="P154"/>
      <text:p text:style-name="P155">continue commands on a new line by entering a hyphen as the last character in the line.</text:p>
      <text:p text:style-name="P38"/>
      <text:p text:style-name="P34">Disks, directories, files</text:p>
      <text:p text:style-name="P285">file sizes are in blocks, where a block is 512 bytes.</text:p>
      <text:p text:style-name="P38"/>
      <text:p text:style-name="P280"/>
      <text:p text:style-name="P36">Directories</text:p>
      <text:p text:style-name="P54">Directories can be nested. On login a default directory is assigned to the process. It is called the home directory. The following command changes the default directory:</text:p>
      <text:p text:style-name="P54">$SET DEF <text:span text:style-name="T40">[</text:span>dir<text:span text:style-name="T40">]</text:span></text:p>
      <text:p text:style-name="P146">$SET DEF [dir.subdir]</text:p>
      <text:p text:style-name="P54"/>
      <text:p text:style-name="P54">The following command shows the default directory</text:p>
      <text:p text:style-name="P54">$SHO DEF</text:p>
      <text:p text:style-name="P54"/>
      <text:p text:style-name="P63">To create a subdirectory</text:p>
      <text:p text:style-name="P63">$CREA/DIR [.subdir]</text:p>
      <text:p text:style-name="P63"/>
      <text:p text:style-name="P64">Directories may be protected as follows:</text:p>
      <text:p text:style-name="P64"/>
      <text:p text:style-name="P142">Set the default directory up one level:</text:p>
      <text:p text:style-name="P144">$SET DEF [-]</text:p>
      <text:p text:style-name="P144"/>
      <text:p text:style-name="P144">if already in the top level directory then the default becomes the master directory [000000] of the current disk.</text:p>
      <text:p text:style-name="P144"/>
      <text:p text:style-name="P145"/>
      <text:p text:style-name="P20">DCL command procedures</text:p>
      <text:p text:style-name="P147"/>
      <text:p text:style-name="P147"/>
      <table:table table:name="Table3" table:style-name="Table3">
        <table:table-column table:style-name="Table3.A"/>
        <table:table-column table:style-name="Table3.B"/>
        <table:table-column table:style-name="Table3.C"/>
        <table:table-header-rows>
          <table:table-row table:style-name="TableLine2830273544576">
            <table:table-cell table:style-name="Table3.A1" office:value-type="string">
              <text:p text:style-name="P149">command</text:p>
            </table:table-cell>
            <table:table-cell table:style-name="Table3.A1" office:value-type="string">
              <text:p text:style-name="P149">purpose</text:p>
            </table:table-cell>
            <table:table-cell table:style-name="Table3.C1" office:value-type="string">
              <text:p text:style-name="P149">example</text:p>
            </table:table-cell>
          </table:table-row>
        </table:table-header-rows>
        <table:table-row table:style-name="TableLine2830273535072">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style-name="TableLine2830273537088">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style-name="TableLine2830273539392">
          <table:table-cell table:style-name="Table3.A2" office:value-type="string">
            <text:p text:style-name="P274">GOTO</text:p>
          </table:table-cell>
          <table:table-cell table:style-name="Table3.A2" office:value-type="string">
            <text:p text:style-name="P274">Transfer control to a label</text:p>
          </table:table-cell>
          <table:table-cell table:style-name="Table3.C2" office:value-type="string">
            <text:p text:style-name="P274">$ <text:s/>GOTO label1</text:p>
            <text:p text:style-name="P274">..</text:p>
            <text:p text:style-name="P274">..</text:p>
            <text:p text:style-name="P274">$label1:</text:p>
            <text:p text:style-name="P274">...</text:p>
          </table:table-cell>
        </table:table-row>
        <table:table-row table:style-name="TableLine2830273537664">
          <table:table-cell table:style-name="Table3.A2" office:value-type="string">
            <text:p text:style-name="P274">GOSUB</text:p>
          </table:table-cell>
          <table:table-cell table:style-name="Table3.A2" office:value-type="string">
            <text:p text:style-name="P274">Run a subroutine in the DCL</text:p>
          </table:table-cell>
          <table:table-cell table:style-name="Table3.C2" office:value-type="string">
            <text:p text:style-name="P274">$ GOSUB label1</text:p>
            <text:p text:style-name="P274">..</text:p>
            <text:p text:style-name="P274">..</text:p>
            <text:p text:style-name="P274">$label1:</text:p>
            <text:p text:style-name="P274">..</text:p>
            <text:p text:style-name="P274">..</text:p>
            <text:p text:style-name="P274">$ RETURN</text:p>
            <text:p text:style-name="P274">...</text:p>
          </table:table-cell>
        </table:table-row>
        <table:table-row table:style-name="TableLine2830273550048">
          <table:table-cell table:style-name="Table3.A2" office:value-type="string">
            <text:p text:style-name="P147">$CALL <text:span text:style-name="T41">p1 p2 … p8</text:span></text:p>
            <text:p text:style-name="P270">(optionally /OUT=file.ext)</text:p>
          </table:table-cell>
          <table:table-cell table:style-name="Table3.A2" office:value-type="string">
            <text:p text:style-name="P148">Calls a subroutine in a COM file.</text:p>
            <text:p text:style-name="P148">The subroutine is identified by a label</text:p>
          </table:table-cell>
          <table:table-cell table:style-name="Table3.C2" office:value-type="string">
            <text:p text:style-name="P148">$CALL mysub “<text:span text:style-name="T41">Hi” “World”</text:span></text:p>
            <text:p text:style-name="P148">$!</text:p>
            <text:p text:style-name="P151">$CALL/<text:span text:style-name="T102">OUT=jnk.1</text:span> mysub “<text:span text:style-name="T41">Hi” “World”</text:span></text:p>
            <text:p text:style-name="P271">$!</text:p>
            <text:p text:style-name="P271">...</text:p>
            <text:p text:style-name="P150">$mysub: <text:span text:style-name="T100">SUBROUTINE</text:span></text:p>
            <text:p text:style-name="P148">$ <text:s/>command</text:p>
            <text:p text:style-name="P188">$ <text:s/>write sys$output “‘ ‘’p1’ ‘’p2’ ”</text:p>
            <text:p text:style-name="P148">$ <text:s/>command </text:p>
            <text:p text:style-name="P148">..</text:p>
            <text:p text:style-name="P148">..</text:p>
            <text:p text:style-name="P276">$ EXIT</text:p>
            <text:p text:style-name="P275">$ <text:span text:style-name="T96">EN</text:span><text:span text:style-name="T97">D</text:span><text:span text:style-name="T100">SUBROUTINE</text:span></text:p>
            <text:p text:style-name="P148">...</text:p>
          </table:table-cell>
        </table:table-row>
        <table:table-row table:style-name="TableLine2830273550336">
          <table:table-cell table:style-name="Table3.A2" office:value-type="string">
            <text:p text:style-name="P213">$</text:p>
          </table:table-cell>
          <table:table-cell table:style-name="Table3.A2" office:value-type="string">
            <text:p text:style-name="Table_20_Contents"/>
          </table:table-cell>
          <table:table-cell table:style-name="Table3.C2" office:value-type="string">
            <text:p text:style-name="Table_20_Contents"/>
          </table:table-cell>
        </table:table-row>
        <table:table-row table:style-name="TableLine2830273534784">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style-name="TableLine2830273536512">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style-name="TableLine2830273535360">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style-name="TableLine2830286683392">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style-name="TableLine2830286688576">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
      <text:p text:style-name="P38"/>
      <text:p text:style-name="P38"/>
      <text:p text:style-name="P152">DCL_<text:span text:style-name="T42">C</text:span>TLFLAGS <text:s/>bit 3 set to 1 allows up to 16 parameters on a call.</text:p>
      <text:p text:style-name="P41"/>
      <text:p text:style-name="P8">Files</text:p>
      <text:p text:style-name="P43"/>
      <text:p text:style-name="P44">Full filenames can be up to 255 characters of the specification form:</text:p>
      <text:p text:style-name="P44">node::device:[directory1.directory2.directory3]name.ext;version</text:p>
      <text:p text:style-name="P43"/>
      <text:p text:style-name="P44">If any part of the file specification is missing, defaults are used. The default version is the highest version number.</text:p>
      <text:p text:style-name="P43"/>
      <text:p text:style-name="P43">File names can be any length up to <text:span text:style-name="T3"><text:s/></text:span>characters.</text:p>
      <text:p text:style-name="P43">Filenames have an extension usually three characters <text:span text:style-name="T2">but up to 38 characters is permitted.</text:span></text:p>
      <text:p text:style-name="P43"/>
      <text:p text:style-name="P44">Maximum version number is 32767 <text:span text:style-name="T4">which is a hard limit.</text:span></text:p>
      <text:p text:style-name="P44"/>
      <text:p text:style-name="P45">Maximum retained versions for any can be set. A version retention of 3 or 5 is generally most convenient.</text:p>
      <text:p text:style-name="P45"/>
      <text:p text:style-name="P45">The wildcards * and % are available for filenames. % replaces one character. * replaces multiple characters.</text:p>
      <text:p text:style-name="P45"/>
      <text:p text:style-name="P47">Protection of files is seen using:</text:p>
      <text:p text:style-name="P47">$DIR/PROT <text:span text:style-name="T15">filenm.ext</text:span></text:p>
      <text:p text:style-name="P47"/>
      <text:p text:style-name="P49">or</text:p>
      <text:p text:style-name="P49"/>
      <text:p text:style-name="P49">$DIR/ACL filenm.ext</text:p>
      <text:p text:style-name="P47"/>
      <text:p text:style-name="P47">Protection <text:span text:style-name="T11">via UIC </text:span>is set using:</text:p>
      <text:p text:style-name="P47">$SET FILE/PROT=<text:span text:style-name="T7">(S:</text:span><text:span text:style-name="T9">R</text:span><text:span text:style-name="T7">,O:</text:span><text:span text:style-name="T8">RWED</text:span><text:span text:style-name="T7">,G,W:RWED) <text:s/>filename.ext</text:span></text:p>
      <text:p text:style-name="P48">to allow full acces<text:span text:style-name="T8">s</text:span> to everyone.</text:p>
      <text:p text:style-name="P43"/>
      <text:p text:style-name="P9">Command procedures</text:p>
      <text:p text:style-name="P46"/>
      <text:p text:style-name="P46">DCL commands can be stored in a file to be run sequentially. Lines that start with $ are commands, lines without the dollar sign are data to be used by the preceding command.</text:p>
      <text:p text:style-name="P43"/>
      <text:p text:style-name="P46">Command procedures traditionally have a file extention of .COM. They are run using the @ command.</text:p>
      <text:p text:style-name="P46"/>
      <text:p text:style-name="P46"/>
      <text:p text:style-name="P43"/>
      <text:p text:style-name="P59"/>
      <text:p text:style-name="P60"/>
      <text:p text:style-name="P11">Security</text:p>
      <text:p text:style-name="P64"/>
      <text:p text:style-name="P64">Files and directories may be protected either using the UIC based protection or by using ACLs.</text:p>
      <text:p text:style-name="P64"/>
      <text:p text:style-name="P64">UIC refers to <text:span text:style-name="T6">four classes of user: </text:span>system,owner,group, world (S,O,G,W)</text:p>
      <text:p text:style-name="P64"/>
      <text:p text:style-name="P64">ACL protection is applicable at user level or to owners of certain <text:span text:style-name="T12">credentials</text:span>.</text:p>
      <text:p text:style-name="P64"/>
      <text:p text:style-name="P64">VMS checks ACLs first then UIC.</text:p>
      <text:p text:style-name="P64"/>
      <text:p text:style-name="P64">Security checking stops as soon as the requested access is granted by a ACL or UIC entry, even if a lower level entry would deny access.</text:p>
      <text:p text:style-name="P64"/>
      <text:p text:style-name="P72">Security checking also stops as soon as an ACL Entry (ACE) specifically denies access.</text:p>
      <text:p text:style-name="P64"/>
      <text:p text:style-name="P66">Access requested may be one for four types: Read, Write, Execut<text:span text:style-name="T5">e</text:span>, Delete.</text:p>
      <text:p text:style-name="P66"/>
      <text:p text:style-name="P68">Note that READ access also grants the ability to EXE the file.</text:p>
      <text:p text:style-name="P68"/>
      <text:p text:style-name="P68">If EXE is assigned to a directory, users may look up a file in the directory if they know the filename.</text:p>
      <text:p text:style-name="P68"/>
      <text:p text:style-name="P68">Note that there is a CONTROL access type which allows the owner or system to change protection on a file or directory.</text:p>
      <text:p text:style-name="P73"/>
      <text:p text:style-name="P68"/>
      <text:p text:style-name="P69"/>
      <text:p text:style-name="P13">ACLs</text:p>
      <text:p text:style-name="P70">Control access to an object such as a file to holders of specific UICs.</text:p>
      <text:p text:style-name="P64"/>
      <text:p text:style-name="P71">An ACL contains Access Control Entries (ACEs) <text:span text:style-name="T10">evaluated in order down the list. Evaluation stops as soon as an entry that grants/denies the requested access is found. Therefore entries that deny access should be listed first.</text:span></text:p>
      <text:p text:style-name="P64"/>
      <text:p text:style-name="P78">ACLs can be set by one of three methods:</text:p>
      <text:p text:style-name="P79">1. SET FILE <text:s/>which is obsolete after VMS 7.3</text:p>
      <text:p text:style-name="P79">2. SET SECURITY filenm/ACL</text:p>
      <text:p text:style-name="P79">3. EDIT/ACL</text:p>
      <text:p text:style-name="P64"/>
      <text:p text:style-name="P78">Method 1:</text:p>
      <text:p text:style-name="P75">Set as follows:</text:p>
      <text:p text:style-name="P72">$SET FILE filename.ext<text:span text:style-name="T13"> ACL=(IDENT=identnm,ACCESS=type)/DEL</text:span> </text:p>
      <text:p text:style-name="P72"/>
      <text:p text:style-name="P76">identnm is the identifier. Note that each user is assigned by VMS an identifier equal to their username.</text:p>
      <text:p text:style-name="P76"/>
      <text:p text:style-name="P77">Type may be NONE <text:s/>or for example READ+WRITE</text:p>
      <text:p text:style-name="P76"/>
      <text:p text:style-name="P74">(the DEL ensures that an existing ACE <text:span text:style-name="T16">for the file </text:span>is deleted first. <text:span text:style-name="T16">Optional but use with discretion</text:span>)</text:p>
      <text:p text:style-name="P76"/>
      <text:p text:style-name="P78">This adds an ACE at the top of the ACL. Use /AFTER=ace to place it further down the list.</text:p>
      <text:p text:style-name="P76"/>
      <text:p text:style-name="P77">eg:</text:p>
      <text:p text:style-name="P77">$SET FILE filenm.ext ACL=(IDENT=JohnB, ACCESS=READ+WRITE)/DEL</text:p>
      <text:p text:style-name="P76"/>
      <text:p text:style-name="P78">Method 2:</text:p>
      <text:p text:style-name="P78">$SET SECURITY filenm.ext/ACL</text:p>
      <text:p text:style-name="P64"/>
      <text:p text:style-name="P78">Method 3:</text:p>
      <text:p text:style-name="P78">$EDIT/ACL filenm.txt</text:p>
      <text:p text:style-name="P80">ctrl/z to exit the editor.</text:p>
      <text:p text:style-name="P78"/>
      <text:p text:style-name="P78"><text:span text:style-name="T17">Th</text:span>i<text:span text:style-name="T17">s</text:span> is the preferred method. For obvious reasons.</text:p>
      <text:p text:style-name="P64"/>
      <text:p text:style-name="P82">Users who hold these privileges can overri<text:span text:style-name="T56">d</text:span>e security:</text:p>
      <text:p text:style-name="P81">SYSPRV</text:p>
      <text:p text:style-name="P81">GRPPRV <text:span text:style-name="T18">(if in the same UIC group)</text:span></text:p>
      <text:p text:style-name="P81">BYPASS</text:p>
      <text:p text:style-name="P81">READALL</text:p>
      <text:p text:style-name="P64"/>
      <text:p text:style-name="P184">to see security on a file:</text:p>
      <text:p text:style-name="P184">$SHOW SECURITY filenm.ext</text:p>
      <text:p text:style-name="P184"/>
      <text:p text:style-name="P185">protect a file at creation time</text:p>
      <text:p text:style-name="P185">$CREATE/PROT=(S:RE,O:RWED,G:R,W) <text:s/>filenm.ext</text:p>
      <text:p text:style-name="P14">Processes</text:p>
      <text:p text:style-name="P83">These are independent tasks. </text:p>
      <text:p text:style-name="P83"/>
      <text:p text:style-name="P83">Upon login a new process created for the user. So the login session becomes a task that VMS can switch amongst. This process keeps track of what programs the user is running, what files are open, the current directory, priority, access rights, privileges etc. This is an interactive process. It is associated with the users terminal. This process executes commands. On logout the process is wound up.</text:p>
      <text:p text:style-name="P83"/>
      <text:p text:style-name="P166">A process is created when a batch job is submitted.</text:p>
      <text:p text:style-name="P83"/>
      <text:p text:style-name="P83">A detached process can be created that is independent of the interactive process. User must have the DETACH privilege.</text:p>
      <text:p text:style-name="P83"/>
      <text:p text:style-name="P91">The maximum number of detached processes that a user may run depends on the MAX_DETACH entry in the SYSUAF.</text:p>
      <text:p text:style-name="P83"/>
      <text:p text:style-name="P83">Create as follows:</text:p>
      <text:p text:style-name="P85"><text:span text:style-name="T21">1. </text:span><text:span text:style-name="T20">creates a </text:span><text:span text:style-name="T21">detached </text:span><text:span text:style-name="T20">process </text:span><text:span text:style-name="T21">to run a program </text:span><text:span text:style-name="T20">with the same UIC as the user.</text:span></text:p>
      <text:p text:style-name="P85">$<text:span text:style-name="T20">RUN/DETACH <text:s/>pgm.exe</text:span></text:p>
      <text:p text:style-name="P89"/>
      <text:p text:style-name="P92">2. create a detached process <text:s/>to run a command procedure:</text:p>
      <text:p text:style-name="P89">$<text:span text:style-name="T21">RUN sys$system:loginout.exe /DETACHED <text:s/>/INPUT=proc.com /OUT=logfile.out /ERR=errfile.out</text:span></text:p>
      <text:p text:style-name="P83"/>
      <text:p text:style-name="P92">if the proc.com is to run under a differed uic <text:span text:style-name="T22">the</text:span>n specify /UIC=uic instead of /DETACHED<text:span text:style-name="T22"> </text:span></text:p>
      <text:p text:style-name="P83"/>
      <text:p text:style-name="P83"><text:span text:style-name="T52">Each process has a PID which </text:span>is assigned to <text:span text:style-name="T52">it by VMS.</text:span></text:p>
      <text:p text:style-name="P83"/>
      <text:p text:style-name="P167">To see the entire context of a process use:</text:p>
      <text:p text:style-name="P167">$SHOW PROCESS/ALL</text:p>
      <text:p text:style-name="P167"/>
      <text:p text:style-name="P168">$SET PROCESS/NAME is used to change the process name.</text:p>
      <text:p text:style-name="P83"/>
      <text:p text:style-name="P84"/>
      <text:p text:style-name="P12">Users</text:p>
      <text:p text:style-name="P67">Each user is assigned a UIC. UIC consists of a group numbe<text:span text:style-name="T7">r</text:span> and a use<text:span text:style-name="T7">r</text:span> number. A system user has a group number less than a system setting (MAXSYSGROUP) which is octal 10 by default.</text:p>
      <text:p text:style-name="P67"/>
      <text:p text:style-name="P67"/>
      <text:p text:style-name="P17">Symbols</text:p>
      <text:p text:style-name="P96"><text:span text:style-name="T28">These represent a numeric, string or boolean value. They </text:span>can be used to store data or <text:span text:style-name="T29">as</text:span> <text:span text:style-name="T29">synonyms for DCL</text:span> commands. <text:span text:style-name="T28">They are stored in process specific areas.</text:span></text:p>
      <text:p text:style-name="P96"/>
      <text:p text:style-name="P105">The value for the symbol can be a 32 bit integer, or up to 8192 characters.</text:p>
      <text:p text:style-name="P96"/>
      <text:p text:style-name="P105">Symbols can be local or global. Local symbols are only available to the local and nested command levels. Global symbols are available to all command levels. If a symbol is defined in both tables, then the local symbol takes preference if available.</text:p>
      <text:p text:style-name="P105"/>
      <text:p text:style-name="P105">Access to symbols can be controlled in a command procedure as follows:</text:p>
      <text:p text:style-name="P105">$SET SYMBOL/SCOPE=NOLOCAL <text:s text:c="4"/>!local symbols inaccessible to current and sub procedures.</text:p>
      <text:p text:style-name="P105">$SET SYMBOL/SCOPE=NOGLOBAL <text:s/>!global symbols inaccessible to current and sub procedures.</text:p>
      <text:p text:style-name="P96"/>
      <text:p text:style-name="P96">Eg:</text:p>
      <text:p text:style-name="P95"/>
      <text:p text:style-name="P95">$mysym = “abc123”<text:tab/><text:tab/><text:tab/>!<text:span text:style-name="T30">the symbol stores “abc123”</text:span></text:p>
      <text:p text:style-name="P106">$mysym:= abc123<text:tab/><text:tab/><text:tab/>!the symbol stores “ABC123”</text:p>
      <text:p text:style-name="P95"/>
      <text:p text:style-name="P95">or </text:p>
      <text:p text:style-name="P95">$mysym=”SET DEF [.mysubdir]”</text:p>
      <text:p text:style-name="P95">$mysym</text:p>
      <text:p text:style-name="P94"/>
      <text:p text:style-name="P95">for text without quotes use :=</text:p>
      <text:p text:style-name="P95"/>
      <text:p text:style-name="P95">for global symbols use :== <text:s text:c="2"/>or ==</text:p>
      <text:p text:style-name="P94"/>
      <text:p text:style-name="P94"/>
      <text:p text:style-name="P106">$mysym = Howdy <text:s text:c="2"/><text:tab/><text:tab/><text:tab/>!fails because VMS treats Howdy as a symbol</text:p>
      <text:p text:style-name="P106"/>
      <text:p text:style-name="P106">$my*sym = “Howdy<text:tab/><text:tab/><text:tab/>!causes my, mys, mysy and mysym to be “Howdy”</text:p>
      <text:p text:style-name="P94"/>
      <text:p text:style-name="P94"/>
      <text:p text:style-name="P107">Symbol names can be up to 255 characters long.</text:p>
      <text:p text:style-name="P107"/>
      <text:p text:style-name="P108">Continue symbols to the next line with a hyphen. Eg:</text:p>
      <text:p text:style-name="P108">$mysym := This is a long equival-</text:p>
      <text:p text:style-name="P108">ence string</text:p>
      <text:p text:style-name="P107"/>
      <text:p text:style-name="P108">To assign a null string:</text:p>
      <text:p text:style-name="P108">$nullstr:=</text:p>
      <text:p text:style-name="P94"/>
      <text:p text:style-name="P112">To view a symbol:</text:p>
      <text:p text:style-name="P112">$SHOW SYM mysym<text:tab/><text:tab/><text:tab/>!<text:span text:style-name="T33">wildcards can be used. Eg: SHO SYM my*</text:span></text:p>
      <text:p text:style-name="P112"/>
      <text:p text:style-name="P115">$SHO SYM/ALL</text:p>
      <text:p text:style-name="P94"/>
      <text:p text:style-name="P108">To deassign a symbol:</text:p>
      <text:p text:style-name="P108">$DELETE/SYM mysym<text:tab/><text:tab/>!<text:span text:style-name="T31">deletes local symbol</text:span></text:p>
      <text:p text:style-name="P109"><text:soft-page-break/>$DELETE/SYM/GLOBAL mysym<text:tab/>!deletes global symbol</text:p>
      <text:p text:style-name="P94"/>
      <text:p text:style-name="P94"/>
      <text:p text:style-name="P94"/>
      <text:p text:style-name="P110">To overlay bits:</text:p>
      <text:p text:style-name="P110">$mysym[<text:span text:style-name="T32">offset,size</text:span>] := replacement string <text:s text:c="5"/>! <text:span text:style-name="T32">or use <text:s/>:==</text:span></text:p>
      <text:p text:style-name="P111">for an integer the position and size must be less than 32</text:p>
      <text:p text:style-name="P111">For a string, remember that each character is 8 bits. <text:span text:style-name="T38">Maximum size and offset is 768</text:span></text:p>
      <text:p text:style-name="P111"/>
      <text:p text:style-name="P111">Starting point is 0</text:p>
      <text:p text:style-name="P111">Example:</text:p>
      <text:p text:style-name="P111">$mysym=”abc123”</text:p>
      <text:p text:style-name="P111">$mysym[0,3] := xyz</text:p>
      <text:p text:style-name="P111">$SHOW SYM mysym <text:tab/><text:tab/><text:tab/>!gives “xyz123”</text:p>
      <text:p text:style-name="P94"/>
      <text:p text:style-name="P113">Note that a symbol’s equivalence string can also be extended with more characters this way.</text:p>
      <text:p text:style-name="P94"/>
      <text:p text:style-name="P94"/>
      <text:p text:style-name="P114">Creating a symbol for esc</text:p>
      <text:p text:style-name="P114">$esc[0,7] = 27</text:p>
      <text:p text:style-name="P114"/>
      <text:p text:style-name="P130">To create a blank line:</text:p>
      <text:p text:style-name="P130">$line[0,80]=” “</text:p>
      <text:p text:style-name="P94"/>
      <text:p text:style-name="P94"/>
      <text:p text:style-name="P116">Use in commands:</text:p>
      <text:p text:style-name="P116">$myfile = ”abc123.dat”</text:p>
      <text:p text:style-name="P116">$TYPE ‘myfile’</text:p>
      <text:p text:style-name="P116"/>
      <text:p text:style-name="P117">or </text:p>
      <text:p text:style-name="P117">$TYPE &amp;myfile</text:p>
      <text:p text:style-name="P117"/>
      <text:p text:style-name="P118">$WRITE sys$output “my file is ‘’myfile’”</text:p>
      <text:p text:style-name="P94"/>
      <text:p text:style-name="P94"/>
      <text:p text:style-name="P105">Foreign commands:</text:p>
      <text:p text:style-name="P105"/>
      <text:p text:style-name="P105"/>
      <text:p text:style-name="P119">System <text:span text:style-name="T34">reserved </text:span>symbols:</text:p>
      <text:p text:style-name="P119"/>
      <text:p text:style-name="P119">$STATUS</text:p>
      <text:p text:style-name="P123">$RESTART</text:p>
      <text:p text:style-name="P119">$SEVERITY</text:p>
      <text:p text:style-name="P121">severity can be:</text:p>
      <text:p text:style-name="P122">0 warning</text:p>
      <text:p text:style-name="P122">1 success</text:p>
      <text:p text:style-name="P122">2 error</text:p>
      <text:p text:style-name="P122">3 Information</text:p>
      <text:p text:style-name="P122">4 severe <text:span text:style-name="T101">error</text:span></text:p>
      <text:p text:style-name="P119"/>
      <text:p text:style-name="P120"><text:soft-page-break/>These can be set with the EXIT command. Eg:</text:p>
      <text:p text:style-name="P120">EXIT SS$_NORMAL</text:p>
      <text:p text:style-name="P119"/>
      <text:p text:style-name="P131">Use %X <text:s/>or %O for other bases eg <text:s text:c="2"/>hd = %XA0C</text:p>
      <text:p text:style-name="P93"/>
      <text:p text:style-name="P18">Logicals</text:p>
      <text:p text:style-name="P97"><text:span text:style-name="T23">These </text:span>are used to store the name of a device, directory, <text:span text:style-name="T23">queues, </text:span>or filename</text:p>
      <text:p text:style-name="P97"/>
      <text:p text:style-name="P98">They assist with readability and help wit hindependence from hard coded objects.</text:p>
      <text:p text:style-name="P97"/>
      <text:p text:style-name="P97">Eg:</text:p>
      <text:p text:style-name="P97"/>
      <text:p text:style-name="P97">$DEFINE mylog <text:s/>“[mydir.mysubdir]”</text:p>
      <text:p text:style-name="P97"/>
      <text:p text:style-name="P97">$SET DEF mylog</text:p>
      <text:p text:style-name="P94"/>
      <text:p text:style-name="P97">Logicals are defined in logical tables which can be</text:p>
      <text:p text:style-name="P97">/JOB</text:p>
      <text:p text:style-name="P97"/>
      <text:p text:style-name="P97">$DEFI<text:span text:style-name="T24">N</text:span>E/JOB mylog “[mydir.mysubdir]”</text:p>
      <text:p text:style-name="P97"/>
      <text:p text:style-name="P97"/>
      <text:p text:style-name="P99">Logicals are created in logical name tables. The default is the “PROCESS” LNT. A custom table can be created but openVMS supplies tables /PROCESS /JOB</text:p>
      <text:p text:style-name="P101">eg:</text:p>
      <text:p text:style-name="P101">$DEFINE/TABLE=JOB</text:p>
      <text:p text:style-name="P99"/>
      <text:p text:style-name="P99">Logicals are also created with different modes. The defaul<text:span text:style-name="T25">t</text:span> mode is “SUPERVISOR”</text:p>
      <text:p text:style-name="P100">Others are specified via:</text:p>
      <text:p text:style-name="P100">/USER_MODE<text:tab/><text:tab/><text:tab/>!<text:span text:style-name="T26">automatically deassigned after next image runs.</text:span></text:p>
      <text:p text:style-name="P100">/EXECUTIVE_MODE<text:tab/><text:tab/><text:tab/>!<text:span text:style-name="T26">for privileged images needs SYSNAM or SYSPRV</text:span></text:p>
      <text:p text:style-name="P100">/<text:span text:style-name="T26">KERNEL_MODE<text:tab/><text:tab/><text:tab/>!restricted for VMS</text:span></text:p>
      <text:p text:style-name="P57"/>
      <text:p text:style-name="P102">A logical search list has more than one equivalence. The DIR command uses them all, <text:span text:style-name="T27">the </text:span>CREATE command uses the first.</text:p>
      <text:p text:style-name="P102"/>
      <text:p text:style-name="P102">/<text:span text:style-name="T27">CONCEAL can be used to conceal part of the logical name.</text:span></text:p>
      <text:p text:style-name="P102"/>
      <text:p text:style-name="P103">$SHOW LOGICAL/FULL gives the details of a logical.</text:p>
      <text:p text:style-name="P103"/>
      <text:p text:style-name="P104">To remove a logical:</text:p>
      <text:p text:style-name="P104">$DEASS logname</text:p>
      <text:p text:style-name="P128">By default a logical is only utilised from the PROCESS table in SUPERVISOR mode.</text:p>
      <text:p text:style-name="P128"/>
      <text:p text:style-name="P128"/>
      <text:p text:style-name="P19">DCL</text:p>
      <text:p text:style-name="P129"/>
      <text:p text:style-name="P129">string comparisons</text:p>
      <text:p text:style-name="P129">.EQS.</text:p>
      <text:p text:style-name="P129">.GES.</text:p>
      <text:p text:style-name="P129">.GTS.</text:p>
      <text:p text:style-name="P129">.LES.</text:p>
      <text:p text:style-name="P129">.LTS.</text:p>
      <text:p text:style-name="P129">,NES.</text:p>
      <text:p text:style-name="P129"/>
      <text:p text:style-name="P132">Numeric comparisons:</text:p>
      <text:p text:style-name="P132">.EQ.</text:p>
      <text:p text:style-name="P132">.GE.</text:p>
      <text:p text:style-name="P132">.GT.</text:p>
      <text:p text:style-name="P132">.LE.</text:p>
      <text:p text:style-name="P132">.LT.</text:p>
      <text:p text:style-name="P132">.NE.</text:p>
      <text:p text:style-name="P132"/>
      <text:p text:style-name="P133">This can be tested or assigned to a symbol as true or false.</text:p>
      <text:p text:style-name="P133"/>
      <text:p text:style-name="P133">EG. $mysym = distance .GT. 5</text:p>
      <text:p text:style-name="P133"/>
      <text:p text:style-name="P133">mysym is true if distance &gt; 5</text:p>
      <text:p text:style-name="P133"/>
      <text:p text:style-name="P266">Return status:</text:p>
      <text:p text:style-name="P266"/>
      <table:table table:name="Table4" table:style-name="Table4">
        <table:table-column table:style-name="Table4.A"/>
        <table:table-column table:style-name="Table4.B"/>
        <table:table-header-rows>
          <table:table-row table:style-name="TableLine2830286692896">
            <table:table-cell table:style-name="Table4.A1" office:value-type="string">
              <text:p text:style-name="P268">Status</text:p>
            </table:table-cell>
            <table:table-cell table:style-name="Table4.A1" office:value-type="string">
              <text:p text:style-name="P268">Meaning</text:p>
            </table:table-cell>
          </table:table-row>
        </table:table-header-rows>
        <table:table-row table:style-name="TableLine2830286683680">
          <table:table-cell table:style-name="Table4.A1" office:value-type="string">
            <text:p text:style-name="P267">0</text:p>
          </table:table-cell>
          <table:table-cell table:style-name="Table4.A1" office:value-type="string">
            <text:p text:style-name="P267">Warning</text:p>
          </table:table-cell>
        </table:table-row>
        <table:table-row table:style-name="TableLine2830286687712">
          <table:table-cell table:style-name="Table4.A1" office:value-type="string">
            <text:p text:style-name="P267">1</text:p>
          </table:table-cell>
          <table:table-cell table:style-name="Table4.A1" office:value-type="string">
            <text:p text:style-name="P267">Success</text:p>
          </table:table-cell>
        </table:table-row>
        <table:table-row table:style-name="TableLine2830286680512">
          <table:table-cell table:style-name="Table4.A1" office:value-type="string">
            <text:p text:style-name="P267">2</text:p>
          </table:table-cell>
          <table:table-cell table:style-name="Table4.A1" office:value-type="string">
            <text:p text:style-name="P273">Error</text:p>
          </table:table-cell>
        </table:table-row>
        <table:table-row table:style-name="TableLine2830286688000">
          <table:table-cell table:style-name="Table4.A1" office:value-type="string">
            <text:p text:style-name="P267">3</text:p>
          </table:table-cell>
          <table:table-cell table:style-name="Table4.A1" office:value-type="string">
            <text:p text:style-name="P267">Information</text:p>
          </table:table-cell>
        </table:table-row>
        <table:table-row table:style-name="TableLine2830286683968">
          <table:table-cell table:style-name="Table4.A1" office:value-type="string">
            <text:p text:style-name="P272">4</text:p>
          </table:table-cell>
          <table:table-cell table:style-name="Table4.A1" office:value-type="string">
            <text:p text:style-name="P273">Severe error</text:p>
          </table:table-cell>
        </table:table-row>
      </table:table>
      <text:p text:style-name="P266"/>
      <text:p text:style-name="P269">Check symbols $STATUS and $SEVERITY in DCL. <text:span text:style-name="T99">These symbols are set after every command.</text:span></text:p>
      <text:p text:style-name="P134"/>
      <text:p text:style-name="P24">files in DCL</text:p>
      <text:p text:style-name="P164"/>
      <text:p text:style-name="P165">$OPEN/<text:span text:style-name="T73">WRITE</text:span><text:span text:style-name="T98">/ERR=err</text:span><text:span text:style-name="T73"> outfile filename.ext</text:span></text:p>
      <text:p text:style-name="P265">or</text:p>
      <text:p text:style-name="P165">$OPEN/<text:span text:style-name="T73">WRITE</text:span><text:span text:style-name="T98">/ERR=err</text:span><text:span text:style-name="T73"> outfile filename.ext</text:span></text:p>
      <text:p text:style-name="P164"/>
      <text:p text:style-name="P165">$READ/<text:span text:style-name="T96">EN</text:span><text:span text:style-name="T97">D</text:span><text:span text:style-name="T98">=finish/ERR=err</text:span> <text:span text:style-name="T73">outfile </text:span><text:span text:style-name="T98">filerec</text:span></text:p>
      <text:p text:style-name="P265">or for an indexed file</text:p>
      <text:p text:style-name="P165">$READ/<text:span text:style-name="T98">KEY=mykey </text:span><text:span text:style-name="T96">EN</text:span><text:span text:style-name="T97">D</text:span><text:span text:style-name="T98">=finish/ERR=err</text:span> <text:span text:style-name="T73">outfile </text:span><text:span text:style-name="T98">filerec</text:span></text:p>
      <text:p text:style-name="P165"/>
      <text:p text:style-name="P165">$WRITE<text:span text:style-name="T98">/ERR=err</text:span> <text:span text:style-name="T73">outfile “This is some data”</text:span></text:p>
      <text:p text:style-name="P164"/>
      <text:p text:style-name="P165">$CLOSE<text:span text:style-name="T98">/ERR=err</text:span> <text:span text:style-name="T73">outfile</text:span></text:p>
      <text:p text:style-name="P164"/>
      <text:p text:style-name="P265">$finish:</text:p>
      <text:p text:style-name="P265">…</text:p>
      <text:p text:style-name="P265">$err:</text:p>
      <text:p text:style-name="P265">...</text:p>
      <text:p text:style-name="P164"/>
      <text:p text:style-name="P164"/>
      <text:p text:style-name="P25">Sort in DCL</text:p>
      <text:p text:style-name="P214">A high performance sort/merge is available which uses the same syntax as the regular sort/merge. It is selected by seting the following logical</text:p>
      <text:p text:style-name="P214">$DEFINE sortshr sys$library:hypersort.exe</text:p>
      <text:p text:style-name="P214"/>
      <text:p text:style-name="P214">If no key is specified, sort is based on the whole record in files, starting at first position:</text:p>
      <text:p text:style-name="P214">$SORT myfile.dat mysortedfile.dat</text:p>
      <text:p text:style-name="P214"/>
      <text:p text:style-name="P215">Files are automatically merged:</text:p>
      <text:p text:style-name="P215">$SORT myfile1.dat myfile2.dat mysortedfile.dat</text:p>
      <text:p text:style-name="P215"/>
      <text:p text:style-name="P216">Sort using a key. <text:span text:style-name="T67">The fist character is position 1</text:span>:</text:p>
      <text:p text:style-name="P216">$SORT/key=(position:5, size:4) myfile.dat mysortedfile.dat<text:tab/>!character data by default</text:p>
      <text:p text:style-name="P216"/>
      <text:p text:style-name="P216">$SORT/key=(position:5, size:4,decimal) myfile.dat mysortedfile.dat</text:p>
      <text:p text:style-name="P216"/>
      <text:p text:style-name="P217">$SORT/key=(position:5, size:4) myfile.dat mysortedfile.dat</text:p>
      <text:p text:style-name="P217"/>
      <text:p text:style-name="P220">Using two keys, first is ascending order , then in descending order:</text:p>
      <text:p text:style-name="P219">$SORT/key=(position:5, <text:s/>size:4, <text:span text:style-name="T69">ASC</text:span>) <text:s text:c="3"/>-</text:p>
      <text:p text:style-name="P218"><text:s text:c="12"/>/<text:span text:style-name="T68">key=(position:10,size:6, </text:span><text:span text:style-name="T69">DESC</text:span><text:span text:style-name="T68">) -</text:span></text:p>
      <text:p text:style-name="P218"><text:s text:c="10"/>myfile.dat mysortedfile.dat</text:p>
      <text:p text:style-name="P214"/>
      <text:p text:style-name="P221">Other available options are /NODUPLICATES or /STABLE to maintain order</text:p>
      <text:p text:style-name="P221"/>
      <text:p text:style-name="P222">Output file format /SEQUENTIAL <text:s/>/INDEXED_SEQUENTIAL</text:p>
      <text:p text:style-name="P222">The output file must already exist for it to be index sequential.</text:p>
      <text:p text:style-name="P222"/>
      <text:p text:style-name="P222">/<text:span text:style-name="T70">COLLATINT_SEQUENCE <text:s text:c="2"/>eg: ASCII </text:span><text:span text:style-name="T71">or EBCDIC</text:span></text:p>
      <text:p text:style-name="P222"><text:soft-page-break/></text:p>
      <text:p text:style-name="P225">To merge sorted files:</text:p>
      <text:p text:style-name="P225">$MERGE file1 <text:s/>file2 <text:s/>mergedfile</text:p>
      <text:p text:style-name="P225"/>
      <text:p text:style-name="P225">A specification file can also be invoked for SORT/MERGE to utilize commonly used sequences.</text:p>
      <text:p text:style-name="P10">Lexical functions</text:p>
      <text:p text:style-name="P124">These retrieve information from VMS. <text:span text:style-name="T35">They can also be used to manipulate strings and translate logical names.</text:span></text:p>
      <text:p text:style-name="P125">When used in an expression, DCL automatically evaluates the function and replaces it with it’s return value.</text:p>
      <text:p text:style-name="P127">They can be used anywhere a symbol is used. To force evaluateion, enclose in apostrophes.</text:p>
      <text:p text:style-name="P56"/>
      <text:p text:style-name="P61">Commonly used lexicals are</text:p>
      <text:p text:style-name="P61"/>
      <table:table table:name="Table2" table:style-name="Table2">
        <table:table-column table:style-name="Table2.A"/>
        <table:table-column table:style-name="Table2.B"/>
        <table:table-column table:style-name="Table2.C"/>
        <table:table-row table:style-name="TableLine2830286679360">
          <table:table-cell table:style-name="Table2.A1" office:value-type="string">
            <text:p text:style-name="P86">Lexical</text:p>
          </table:table-cell>
          <table:table-cell table:style-name="Table2.A1" office:value-type="string">
            <text:p text:style-name="P86">Purpose</text:p>
          </table:table-cell>
          <table:table-cell table:style-name="Table2.A1" office:value-type="string">
            <text:p text:style-name="P87">Example</text:p>
          </table:table-cell>
        </table:table-row>
        <table:table-row table:style-name="TableLine2830286693472">
          <table:table-cell table:style-name="Table2.A1" office:value-type="string">
            <text:p text:style-name="P135">F$LENGTH<text:span text:style-name="T35">(“strng”)</text:span></text:p>
          </table:table-cell>
          <table:table-cell table:style-name="Table2.A1" office:value-type="string">
            <text:p text:style-name="P126">Retu<text:span text:style-name="T36">r</text:span>ns the length of a string.</text:p>
          </table:table-cell>
          <table:table-cell table:style-name="Table2.A1" office:value-type="string">
            <text:p text:style-name="P139">$nuts=”mixed”</text:p>
            <text:p text:style-name="P139">$lng = f$length(nuts)</text:p>
          </table:table-cell>
        </table:table-row>
        <table:table-row table:style-name="TableLine2830286689728">
          <table:table-cell table:style-name="Table2.A1" office:value-type="string">
            <text:p text:style-name="P140">F$DIRECTORY()</text:p>
          </table:table-cell>
          <table:table-cell table:style-name="Table2.A1" office:value-type="string">
            <text:p text:style-name="P140">The current default directory</text:p>
          </table:table-cell>
          <table:table-cell table:style-name="Table2.A1" office:value-type="string">
            <text:p text:style-name="P88"/>
          </table:table-cell>
        </table:table-row>
        <table:table-row table:style-name="TableLine2830286688864">
          <table:table-cell table:style-name="Table2.A1" office:value-type="string">
            <text:p text:style-name="P88"/>
          </table:table-cell>
          <table:table-cell table:style-name="Table2.A1" office:value-type="string">
            <text:p text:style-name="P88"/>
          </table:table-cell>
          <table:table-cell table:style-name="Table2.A1" office:value-type="string">
            <text:p text:style-name="P88"/>
          </table:table-cell>
        </table:table-row>
        <table:table-row table:style-name="TableLine2830286684832">
          <table:table-cell table:style-name="Table2.A1" office:value-type="string">
            <text:p text:style-name="P137"/>
          </table:table-cell>
          <table:table-cell table:style-name="Table2.A1" office:value-type="string">
            <text:p text:style-name="P88"/>
          </table:table-cell>
          <table:table-cell table:style-name="Table2.A1" office:value-type="string">
            <text:p text:style-name="P88"/>
          </table:table-cell>
        </table:table-row>
        <table:table-row table:style-name="TableLine2830286689440">
          <table:table-cell table:style-name="Table2.A1" office:value-type="string">
            <text:p text:style-name="P141">F$TYPE()</text:p>
          </table:table-cell>
          <table:table-cell table:style-name="Table2.A1" office:value-type="string">
            <text:p text:style-name="P141">Returns type of a symbol</text:p>
            <text:p text:style-name="P209">returns null if the symbol doesnt exist.</text:p>
          </table:table-cell>
          <table:table-cell table:style-name="Table2.A1" office:value-type="string">
            <text:p text:style-name="P88"/>
          </table:table-cell>
        </table:table-row>
        <table:table-row table:style-name="TableLine2830286685120">
          <table:table-cell table:style-name="Table2.A1" office:value-type="string">
            <text:p text:style-name="P141">F$INTEGER()</text:p>
          </table:table-cell>
          <table:table-cell table:style-name="Table2.A1" office:value-type="string">
            <text:p text:style-name="P141">Converts string to integer</text:p>
          </table:table-cell>
          <table:table-cell table:style-name="Table2.A1" office:value-type="string">
            <text:p text:style-name="P88"/>
          </table:table-cell>
        </table:table-row>
        <table:table-row table:style-name="TableLine2830286679648">
          <table:table-cell table:style-name="Table2.A1" office:value-type="string">
            <text:p text:style-name="P141">F$STRING<text:span text:style-name="T37">()</text:span></text:p>
          </table:table-cell>
          <table:table-cell table:style-name="Table2.A1" office:value-type="string">
            <text:p text:style-name="P141">Converts integer to string</text:p>
          </table:table-cell>
          <table:table-cell table:style-name="Table2.A1" office:value-type="string">
            <text:p text:style-name="P88"/>
          </table:table-cell>
        </table:table-row>
        <table:table-row table:style-name="TableLine2830286686848">
          <table:table-cell table:style-name="Table2.A1" office:value-type="string">
            <text:p text:style-name="P199">F$EDIT(<text:span text:style-name="T48">str,edits</text:span>)</text:p>
          </table:table-cell>
          <table:table-cell table:style-name="Table2.A1" office:value-type="string">
            <text:p text:style-name="P198">Edits a string</text:p>
          </table:table-cell>
          <table:table-cell table:style-name="Table2.A1" office:value-type="string">
            <text:p text:style-name="P200">$mysym=f$edit(“ HiWorld <text:s text:c="3"/>“ -</text:p>
            <text:p text:style-name="P200">,”TRIM,lowercase”)</text:p>
            <text:p text:style-name="P200">then mysym will be “hiworld”</text:p>
          </table:table-cell>
        </table:table-row>
        <table:table-row table:style-name="TableLine2830286682240">
          <table:table-cell table:style-name="Table2.A1" office:value-type="string">
            <text:p text:style-name="P136">F$FAO<text:span text:style-name="T48">(“</text:span><text:span text:style-name="T53">string”,cont1,cont2...</text:span><text:span text:style-name="T48">)</text:span></text:p>
          </table:table-cell>
          <table:table-cell table:style-name="Table2.A1" office:value-type="string">
            <text:p text:style-name="P88"/>
          </table:table-cell>
          <table:table-cell table:style-name="Table2.A1" office:value-type="string">
            <text:p text:style-name="P206">newstr-f$fao(“!<text:span text:style-name="T54">10AS !10AS</text:span>”,”a”,”b”)</text:p>
            <text:p text:style-name="P207">defines two 10 character fields to hold the two <text:s/>contents.</text:p>
          </table:table-cell>
        </table:table-row>
        <table:table-row table:style-name="TableLine2830286691168">
          <table:table-cell table:style-name="Table2.A1" office:value-type="string">
            <text:p text:style-name="P196">F$LOCATE(<text:span text:style-name="T46">substr,str</text:span>)</text:p>
          </table:table-cell>
          <table:table-cell table:style-name="Table2.A1" office:value-type="string">
            <text:p text:style-name="P196">Locates a substring <text:span text:style-name="T46">in str</text:span></text:p>
            <text:p text:style-name="P197">returns offset (starting at 0)</text:p>
          </table:table-cell>
          <table:table-cell table:style-name="Table2.A1" office:value-type="string">
            <text:p text:style-name="P197">$pos=f$locate(“W”,”HiWorld”)</text:p>
            <text:p text:style-name="P197">pos will be 2</text:p>
            <text:p text:style-name="P197"/>
          </table:table-cell>
        </table:table-row>
        <table:table-row table:style-name="TableLine2830286684544">
          <table:table-cell table:style-name="Table2.A1" office:value-type="string">
            <text:p text:style-name="P193">F$ELEMENT(cnt,”sep”,str)</text:p>
          </table:table-cell>
          <table:table-cell table:style-name="Table2.A1" office:value-type="string">
            <text:p text:style-name="P193">Extracts an element from str</text:p>
          </table:table-cell>
          <table:table-cell table:style-name="Table2.A1" office:value-type="string">
            <text:p text:style-name="P194"><text:span text:style-name="T44">$</text:span>list=”a/b/c/d”</text:p>
            <text:p text:style-name="P194"><text:span text:style-name="T44">$</text:span>elem=f$element(<text:span text:style-name="T45">0</text:span>,”/”,list)</text:p>
            <text:p text:style-name="P194">gets first element which is “a”</text:p>
          </table:table-cell>
        </table:table-row>
        <table:table-row table:style-name="TableLine2830286690016">
          <table:table-cell table:style-name="Table2.A1" office:value-type="string">
            <text:p text:style-name="P138">F$ENVIRONMENT<text:span text:style-name="T47">(</text:span><text:span text:style-name="T49">item</text:span><text:span text:style-name="T47">)</text:span></text:p>
          </table:table-cell>
          <table:table-cell table:style-name="Table2.A1" office:value-type="string">
            <text:p text:style-name="P202">Returns a string or number for the item requested</text:p>
          </table:table-cell>
          <table:table-cell table:style-name="Table2.A1" office:value-type="string">
            <text:p text:style-name="P202">$mysym=f$environment(“INTERACTIVE”)</text:p>
            <text:p text:style-name="P202"><text:span text:style-name="T50">mysym=”</text:span>TRUE” if the process is interactive</text:p>
          </table:table-cell>
        </table:table-row>
        <table:table-row table:style-name="TableLine2830286694624">
          <table:table-cell table:style-name="Table2.A1" office:value-type="string">
            <text:p text:style-name="P201">F$USER()</text:p>
          </table:table-cell>
          <table:table-cell table:style-name="Table2.A1" office:value-type="string">
            <text:p text:style-name="P201">Returns the UID of the current user</text:p>
          </table:table-cell>
          <table:table-cell table:style-name="Table2.A1" office:value-type="string">
            <text:p text:style-name="P88"/>
          </table:table-cell>
        </table:table-row>
        <table:table-row table:style-name="TableLine2830286688288">
          <table:table-cell table:style-name="Table2.A1" office:value-type="string">
            <text:p text:style-name="P203">F$SEARCH(filenm)</text:p>
          </table:table-cell>
          <table:table-cell table:style-name="Table2.A1" office:value-type="string">
            <text:p text:style-name="P203">Returns the file spec if it exists otherwise null</text:p>
          </table:table-cell>
          <table:table-cell table:style-name="Table2.A1" office:value-type="string">
            <text:p text:style-name="P88"/>
          </table:table-cell>
        </table:table-row>
        <table:table-row table:style-name="TableLine2830286692608">
          <table:table-cell table:style-name="Table2.A1" office:value-type="string">
            <text:p text:style-name="P205">FTRNLNM(“lognm”)</text:p>
          </table:table-cell>
          <table:table-cell table:style-name="Table2.A1" office:value-type="string">
            <text:p text:style-name="P205">Retuens a string representing the logical <text:soft-page-break/>name</text:p>
          </table:table-cell>
          <table:table-cell table:style-name="Table2.A1" office:value-type="string">
            <text:p text:style-name="P205">$mysym=f$trnlnm(“mylog”)</text:p>
          </table:table-cell>
        </table:table-row>
        <table:table-row table:style-name="TableLine2830286685984">
          <table:table-cell table:style-name="Table2.A1" office:value-type="string">
            <text:p text:style-name="P208">F$GETJPI(“item”)</text:p>
          </table:table-cell>
          <table:table-cell table:style-name="Table2.A1" office:value-type="string">
            <text:p text:style-name="P208">Returns attributes of a PID</text:p>
          </table:table-cell>
          <table:table-cell table:style-name="Table2.A1" office:value-type="string">
            <text:p text:style-name="P208">nm=f$getJPI(pid,”<text:span text:style-name="T55">PRC</text:span>NAM”)</text:p>
          </table:table-cell>
        </table:table-row>
      </table:table>
      <text:p text:style-name="P61"/>
      <text:p text:style-name="P62"/>
      <text:p text:style-name="P89"/>
      <text:p text:style-name="P21">FAOs</text:p>
      <text:p text:style-name="P21"/>
      <text:p text:style-name="P22"/>
      <text:p text:style-name="P16">Batch jobs</text:p>
      <text:p text:style-name="P169">When a batch job is submitted VMS performs the SYLOGIN.COM and the user’s LOGIN.COM then runs the <text:span text:style-name="T57">command procedure of the </text:span>job.</text:p>
      <text:p text:style-name="P90"/>
      <text:p text:style-name="P170">$SUBMIT myjob.com</text:p>
      <text:p text:style-name="P170">This sends the job to SYS$BATCH. <text:span text:style-name="T58">VMS returns the job entry number.</text:span></text:p>
      <text:p text:style-name="P170"/>
      <text:p text:style-name="P171">Job can be cancelled using:</text:p>
      <text:p text:style-name="P171">$DELE/ENTRY=jen</text:p>
      <text:p text:style-name="P171"/>
      <text:p text:style-name="P172">other options:</text:p>
      <text:p text:style-name="P172"/>
      <text:p text:style-name="P172">$SUBMIT/AFTER=<text:span text:style-name="T59">23</text:span>:30 <text:s text:c="4"/>ques the job to run after 11:30</text:p>
      <text:p text:style-name="P172"/>
      <text:p text:style-name="P173">$SUBMIT/NOPRIN/NOTIF/LOG=lo<text:span text:style-name="T61">g</text:span>file.log</text:p>
      <text:p text:style-name="P181">by default log files are written to sys$login.</text:p>
      <text:p text:style-name="P173"/>
      <text:p text:style-name="P177">submit with parameters:</text:p>
      <text:p text:style-name="P176">$SUBMIT/PARAMS=<text:span text:style-name="T62">(“param1,”param2”)</text:span></text:p>
      <text:p text:style-name="P173"/>
      <text:p text:style-name="P177">in the job, redefine sys$input to a file:</text:p>
      <text:p text:style-name="P177">$DEFINE/USER SYS$INPUT filenm</text:p>
      <text:p text:style-name="P173"/>
      <text:p text:style-name="P174">In the login.com file include the following code:</text:p>
      <text:p text:style-name="P174">$IF f$mode() .EQS. ”BATCH” then GOTO bat_stuff</text:p>
      <text:p text:style-name="P174"/>
      <text:p text:style-name="P175">or</text:p>
      <text:p text:style-name="P175">$IF f$mode() .NES. “INTERACTIVE” then EXIT</text:p>
      <text:p text:style-name="P173"/>
      <text:p text:style-name="P173"/>
      <text:p text:style-name="P180">and include:</text:p>
      <text:p text:style-name="P180">$<text:span text:style-name="T60">IF f$mode() .EQS. ”BATCH” then </text:span>SET NOVERIFY</text:p>
      <text:p text:style-name="P173"/>
      <text:p text:style-name="P178">To see how the job is doing:</text:p>
      <text:p text:style-name="P178"><text:span text:style-name="T64">$</text:span>SHOW QUEUE/FULL <text:span text:style-name="T63">sys$batch</text:span></text:p>
      <text:p text:style-name="P178"/>
      <text:p text:style-name="P183">To see all jobs on the queue</text:p>
      <text:p text:style-name="P183">$SHO QUE/ALL sys$batch</text:p>
      <text:p text:style-name="P57"/>
      <text:p text:style-name="P179">The log file is updated once a minute. This can be changed in the procedure by the SET_OUTPUT_RATE command.</text:p>
      <text:p text:style-name="P57"/>
      <text:p text:style-name="P182">Put SET PREFIX in the cob so that each command line is prefixed by the timestamp when it was run.</text:p>
      <text:p text:style-name="P57"/>
      <text:p text:style-name="P223">The SYNCHRONIZE command can be used to synchronize simultaneous jobs.</text:p>
      <text:p text:style-name="P223"/>
      <text:p text:style-name="P224">Note the the first line in a batch job should be:</text:p>
      <text:p text:style-name="P224">$SET DEF [main.subdir]</text:p>
      <text:p text:style-name="P58"/>
      <text:p text:style-name="P15">SYSUAF</text:p>
      <text:p text:style-name="P89"/>
      <text:p text:style-name="P186">This is a file in SYS$SYSTEM called SYSUAF.DAT</text:p>
      <text:p text:style-name="P156"/>
      <text:p text:style-name="P156">updated with the AUTHORIZE command.</text:p>
      <text:p text:style-name="P259">$RUN SYS$SYSTEM:AUTHORIZE</text:p>
      <text:p text:style-name="P259"/>
      <text:p text:style-name="P260">Authorize can be used to examine, modify or add user accounts.</text:p>
      <text:p text:style-name="P261">UAF&gt; SHOW myusername</text:p>
      <text:p text:style-name="P261"/>
      <text:p text:style-name="P262">UAF&gt; ADD theuser<text:span text:style-name="T13"> /PASSWORD=theirpx/</text:span><text:span text:style-name="T14">UIC=(a,b)/</text:span><text:span text:style-name="T13">…….</text:span></text:p>
      <text:p text:style-name="P263"/>
      <text:p text:style-name="P264">UAF&gt; MODIFY theuser/FILLM=10 <text:s text:c="7"/>(to set open file limit)</text:p>
      <text:p text:style-name="P264"/>
      <text:p text:style-name="P26">ANALYSE, </text:p>
      <text:p text:style-name="P229">The internal structure of files can be <text:span text:style-name="T76">a</text:span>nslysed and a FDL (file definition language) file generated using the ANALYSE utility.</text:p>
      <text:p text:style-name="P226"/>
      <text:p text:style-name="P229">To see internal structure:</text:p>
      <text:p text:style-name="P226">$ANALYSE/RMS filename.ext</text:p>
      <text:p text:style-name="P226"/>
      <text:p text:style-name="P233">to generate an FDL file:</text:p>
      <text:p text:style-name="P228">$ANALYSE/RMS/<text:span text:style-name="T77">FDL=myfdl.fdl </text:span><text:s/>filename.ext</text:p>
      <text:p text:style-name="P228"/>
      <text:p text:style-name="P234">use it to creat a new empty file:</text:p>
      <text:p text:style-name="P234"><text:span text:style-name="T79">$</text:span>CREATE/FDL/<text:span text:style-name="T78">OUT</text:span>=myfdl.fdl <text:s/>mynewfile.dat</text:p>
      <text:p text:style-name="P226"/>
      <text:p text:style-name="P235">to check the integrity of the file:</text:p>
      <text:p text:style-name="P235">$ANALYSE/RMS/CHECK myfile.dat</text:p>
      <text:p text:style-name="P235"/>
      <text:p text:style-name="P236">can also be used with /STATISTICS and /UPDATE_HEADER options to repair files.</text:p>
      <text:p text:style-name="P226"/>
      <text:p text:style-name="P237">Option /INTERACTIVE allows blocks to be dumped.</text:p>
      <text:p text:style-name="P226"/>
      <text:p text:style-name="P27">CONVERT</text:p>
      <text:p text:style-name="P50"/>
      <text:p text:style-name="P51">To clear deleted records from an indexed file:</text:p>
      <text:p text:style-name="P51">$CONVERT/CREATE my_ind_file.dat</text:p>
      <text:p text:style-name="P51"/>
      <text:p text:style-name="P51">To append files together</text:p>
      <text:p text:style-name="P52">$CONVERT/APPEND </text:p>
      <text:p text:style-name="P52"/>
      <text:p text:style-name="P53">can also be used to create an indexed file from a sequential file.</text:p>
      <text:p text:style-name="P50"/>
      <text:p text:style-name="P27">DUMP</text:p>
      <text:p text:style-name="P226"/>
      <text:p text:style-name="P230">$DUMP</text:p>
      <text:p text:style-name="P226"/>
      <text:p text:style-name="P227"/>
      <text:p text:style-name="P26">RMU</text:p>
      <text:p text:style-name="P287">This is the Rdb Management Utility.</text:p>
      <text:p text:style-name="P287"/>
      <text:p text:style-name="P288">Used for managing an Rdb database.</text:p>
      <text:p text:style-name="P226"/>
      <text:p text:style-name="P226"/>
      <text:p text:style-name="P28">BACKUP</text:p>
      <text:p text:style-name="P230"/>
      <text:p text:style-name="P156"/>
      <text:p text:style-name="P29">MAIL</text:p>
      <text:p text:style-name="P231">$MAIL</text:p>
      <text:p text:style-name="P231">MAIL&gt; SEND</text:p>
      <text:p text:style-name="P231">TO: THEIRNODE::ICHABOD</text:p>
      <text:p text:style-name="P156"/>
      <text:p text:style-name="P23">PIPES</text:p>
      <text:p text:style-name="P157"/>
      <text:p text:style-name="P157">used for purposes such as stringing commands onto one line.</text:p>
      <text:p text:style-name="P157">$PIPE command1; command2; command3</text:p>
      <text:p text:style-name="P157">these commands are run sequentially.</text:p>
      <text:p text:style-name="P157"/>
      <text:p text:style-name="P159">$PIPE command1 &amp;&amp; command2</text:p>
      <text:p text:style-name="P159">command2 only runs if command1 was success.</text:p>
      <text:p text:style-name="P159"/>
      <text:p text:style-name="P160">$PIPE command1 || command2</text:p>
      <text:p text:style-name="P160">command2 only runs if command1 faile<text:span text:style-name="T51">d</text:span></text:p>
      <text:p text:style-name="P160"/>
      <text:p text:style-name="P161">$PIPE command1 | command2</text:p>
      <text:p text:style-name="P161">command2 gets its sys$input from the sys$output of command1</text:p>
      <text:p text:style-name="P162">both commands run asynchronously as subprocesses.</text:p>
      <text:p text:style-name="P162">Note that anything sent to sys$command appears in the parent processes</text:p>
      <text:p text:style-name="P162"/>
      <text:p text:style-name="P163">SYS$PIPE is used if a command is a command procedure</text:p>
      <text:p text:style-name="P162"/>
      <text:p text:style-name="P162"/>
      <text:p text:style-name="P32">System dumps</text:p>
      <text:p text:style-name="P240">On system failure a dump file is available. <text:span text:style-name="T83">This file contains processor registers, memory and error log buffers.</text:span></text:p>
      <text:p text:style-name="P241">The dump is located at SYS$SYSTEM:SYSDUMP.DMP</text:p>
      <text:p text:style-name="P241"/>
      <text:p text:style-name="P245">To be of use: the following system parameters should be set:</text:p>
      <text:p text:style-name="P245">DUMPBUG <text:s text:c="2"/>set to 1</text:p>
      <text:p text:style-name="P246">SAVEDUMP set to 0</text:p>
      <text:p text:style-name="P241"/>
      <text:p text:style-name="P247">The system dump analyser (SDA) is used to examine the dump.</text:p>
      <text:p text:style-name="P242"/>
      <text:p text:style-name="P243"/>
      <text:p text:style-name="P33">System Management</text:p>
      <text:p text:style-name="P248">This is done using SYSMAN.</text:p>
      <text:p text:style-name="P248"/>
      <text:p text:style-name="P249">Requires OPER and TMPMBX privileges, <text:span text:style-name="T87">and a separate account</text:span>.</text:p>
      <text:p text:style-name="P249"/>
      <text:p text:style-name="P250">It can be used for examining and setting system parameters, <text:span text:style-name="T94">installing layered products, etc</text:span>.</text:p>
      <text:p text:style-name="P248"/>
      <text:p text:style-name="P252">To invoke:</text:p>
      <text:p text:style-name="P252"><text:span text:style-name="T88">RUN </text:span>SYS$SYSTEM:SYSMAN</text:p>
      <text:p text:style-name="P248"/>
      <text:p text:style-name="P253">then:</text:p>
      <text:p text:style-name="P253">SYSMAN&gt; SET ENVIRONMENT/NODE=nodename</text:p>
      <text:p text:style-name="P248"/>
      <text:p text:style-name="P254">usefully:</text:p>
      <text:p text:style-name="P254">SYSMAN&gt; SET PROFILE/DEFAULT=devce:[dir.subdir]</text:p>
      <text:p text:style-name="P256">SYSMAN&gt; SET PROFILE/<text:span text:style-name="T92">VERIFY</text:span></text:p>
      <text:p text:style-name="P256">SYSMAN&gt; SET PROFILE/<text:span text:style-name="T92">PRIVILEGE=prv <text:s/></text:span><text:span text:style-name="T95">(typically SYSPRV)</text:span></text:p>
      <text:p text:style-name="P248"/>
      <text:p text:style-name="P255">SYSMAN&gt; <text:span text:style-name="T91">SHOW PROFILE</text:span></text:p>
      <text:p text:style-name="P255"/>
      <text:p text:style-name="P258">to run DCL procedures</text:p>
      <text:p text:style-name="P257">SYSMAN&gt; <text:span text:style-name="T93">DO prcname.com</text:span></text:p>
      <text:p text:style-name="P248"/>
      <text:p text:style-name="P248"/>
      <text:p text:style-name="P282">To see system parameters:</text:p>
      <text:p text:style-name="P282">$RUN SYS$SYSTEM:SYSGEN</text:p>
      <text:p text:style-name="P283">SYSGEN&gt; SHOW wsmax<text:tab/><text:tab/>!max working-set</text:p>
      <text:p text:style-name="P284">SYSGEN&gt; SHOW /ALL</text:p>
      <text:p text:style-name="P244">A<text:span text:style-name="T85">n</text:span> orderly shutdown or bounce can be achieved by:</text:p>
      <text:p text:style-name="P244"><text:span text:style-name="T89">@</text:span>SYS$SYSTEM:SHUTDOWN.<text:span text:style-name="T86">COM</text:span></text:p>
      <text:p text:style-name="P244">with optional parameter /RESTART</text:p>
      <text:p text:style-name="P244"/>
      <text:p text:style-name="P251">To start the system:</text:p>
      <text:p text:style-name="P251"><text:span text:style-name="T90">@</text:span><text:span text:style-name="T84">SYS$SYSTEM:</text:span>STARTUP.COM</text:p>
      <text:p text:style-name="P162"/>
      <text:p text:style-name="P37">SYSGEN</text:p>
      <text:p text:style-name="P162"/>
      <text:p text:style-name="P290"/>
      <text:p text:style-name="P162"/>
      <text:p text:style-name="P292">Global Sections</text:p>
      <text:p text:style-name="P291">Areas of memory shared between <text:span text:style-name="T110">processes/</text:span>images. <text:span text:style-name="T110">Allows code or data to be shared.</text:span></text:p>
      <text:p text:style-name="P291"/>
      <text:p text:style-name="P299">May be Group global systems to share memory within group</text:p>
      <text:p text:style-name="P299">System global sections to allow all processes to share the memory.</text:p>
      <text:p text:style-name="P291"/>
      <text:p text:style-name="P293">Relevant system parameters are:</text:p>
      <text:p text:style-name="P293">GBLPAGES</text:p>
      <text:p text:style-name="P293">GBLSECTIONS <text:s/>!<text:span text:style-name="T109">nbr of gbl section descriptors at boot.</text:span></text:p>
      <text:p text:style-name="P291"/>
      <text:p text:style-name="P294">f$getsyi(“<text:span text:style-name="T107">FREEGBLSECTS”</text:span>) <text:s/>is used to determine requirements. </text:p>
      <text:p text:style-name="P291"/>
      <text:p text:style-name="P291">Set up using:</text:p>
      <text:p text:style-name="P291">$SYSGEN</text:p>
      <text:p text:style-name="P291"/>
      <text:p text:style-name="P293">and AUTOGEN</text:p>
      <text:p text:style-name="P295">errors:</text:p>
      <text:p text:style-name="P295"><text:span text:style-name="T108">SS$_GPTFULL <text:s/>: </text:span>“Global page table is full”</text:p>
      <text:p text:style-name="P295">results from insufficient global page table size.</text:p>
      <text:p text:style-name="P296">Remedy:</text:p>
      <text:p text:style-name="P296">fix SYSGEN parameter GBLPAGES</text:p>
      <text:p text:style-name="P296"/>
      <text:p text:style-name="P297">For a process to create a global section, the following privileges are needed:</text:p>
      <text:p text:style-name="P297">SYSGBL</text:p>
      <text:p text:style-name="P297">PRMGBL</text:p>
      <text:p text:style-name="P297"/>
      <text:p text:style-name="P300">PFNMAP is needed to create a page frame map.</text:p>
      <text:p text:style-name="P297"/>
      <text:p text:style-name="P298">SYS$CREATE_GPFILE nm, id, prot, len, acmode, flags</text:p>
      <text:p text:style-name="P290"/>
      <text:p text:style-name="P30">VMS and x86-64</text:p>
      <text:p text:style-name="P238">Starting from openVMS version 9, it can run on an x86-64 computer in virtualbox. <text:span text:style-name="T74">The port was done by VSI (VMS S</text:span><text:span text:style-name="T75">of</text:span><text:span text:style-name="T74">t</text:span><text:span text:style-name="T75">war</text:span><text:span text:style-name="T74">e Inc)</text:span></text:p>
      <text:p text:style-name="P238"/>
      <text:p text:style-name="P31">Migration and OpenVMS</text:p>
      <text:p text:style-name="P239">There are essentially three migration <text:span text:style-name="T81">or modernization </text:span>paths:</text:p>
      <text:p text:style-name="P239">1. Move the system to OpenVMS version 9 so it can run on an easily available X86-64 computer.</text:p>
      <text:p text:style-name="P239">2. Covert the application suite to <text:span text:style-name="T80">Unix </text:span>C++ using a provider such as Sector7</text:p>
      <text:p text:style-name="P239">3. Retain the system <text:span text:style-name="T82">optionally on x86 </text:span>and create a web interface by installing a web server.</text:p>
      <text:p text:style-name="P157"/>
      <text:p text:style-name="P57"/>
      <text:p text:style-name="P55"/>
      <text:p text:style-name="P35">Library commands:</text:p>
      <text:p text:style-name="P277"/>
      <text:p text:style-name="P277">create an object library</text:p>
      <text:p text:style-name="P277">$LIBRARY/CREATE/OBJ libname.lib</text:p>
      <text:p text:style-name="P277"/>
      <text:p text:style-name="P279">insert an object file into the library</text:p>
      <text:p text:style-name="P277">$LIBRARY/<text:span text:style-name="T103">INSERT libname mysubpgm.obj</text:span></text:p>
      <text:p text:style-name="P277"/>
      <text:p text:style-name="P278">linking to a library</text:p>
      <text:p text:style-name="P278">$LINK mypgm, libname/LIB</text:p>
      <text:p text:style-name="P278"/>
      <text:p text:style-name="P281">list contents</text:p>
      <text:p text:style-name="P281">$LIBRARY/LIS libn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A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A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7d7586" officeooo:paragraph-rsid="007d758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5</text:page-number><text:s/>of <text:page-count>25</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5-07T09:57:49.791000000</dc:date>
    <meta:editing-duration>PT10H12M10S</meta:editing-duration>
    <meta:editing-cycles>279</meta:editing-cycles>
    <meta:generator>LibreOffice/7.3.2.2$Windows_X86_64 LibreOffice_project/49f2b1bff42cfccbd8f788c8dc32c1c309559be0</meta:generator>
    <meta:document-statistic meta:table-count="4" meta:image-count="0" meta:object-count="0" meta:page-count="25" meta:paragraph-count="552" meta:word-count="3125" meta:character-count="19622" meta:non-whitespace-character-count="16928"/>
  </office:meta>
</office:document-meta>
</file>